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54cm"/>
    </style:style>
    <style:style style:name="co3" style:family="table-column">
      <style:table-column-properties fo:break-before="auto" style:column-width="2.64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ull_full_co" table:style-name="ta1">
        <table:shapes>
          <draw:frame draw:z-index="0" draw:style-name="gr1" draw:text-style-name="P1" svg:width="36.08cm" svg:height="21.063cm" svg:x="7.211cm" svg:y="4.33cm">
            <draw:object draw:notify-on-update-of-ranges="full_full_co.B3:full_full_co.B5 full_full_co.C1:full_full_co.C2 full_full_co.C3:full_full_co.C5 full_full_co.D1:full_full_co.D2 full_full_co.D3:full_full_co.D5 full_full_co.E1:full_full_co.E2 full_full_co.E3:full_full_co.E5 full_full_co.F1:full_full_co.F2 full_full_co.F3:full_full_co.F5 full_full_co.G1:full_full_co.G2 full_full_co.G3:full_full_co.G5 full_full_co.H1:full_full_co.H2 full_full_co.H3:full_full_co.H5 full_full_co.I1:full_full_co.I2 full_full_co.I3:full_full_co.I5 full_full_co.J1:full_full_co.J2 full_full_co.J3:full_full_co.J5 full_full_co.K1:full_full_co.K2 full_full_co.K3:full_full_co.K5 full_full_co.L1:full_full_co.L2 full_full_co.L3:full_full_co.L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number-columns-repeated="10" table:default-cell-style-name="Default"/>
        <table:table-row table:style-name="ro1">
          <table:table-cell table:number-columns-repeated="2"/>
          <table:table-cell office:value-type="string" calcext:value-type="string" table:number-columns-spanned="5" table:number-rows-spanned="1">
            <text:p>Threshold = 3</text:p>
          </table:table-cell>
          <table:covered-table-cell table:number-columns-repeated="4"/>
          <table:table-cell office:value-type="string" calcext:value-type="string" table:number-columns-spanned="5" table:number-rows-spanned="1">
            <text:p>Threshold = 4</text:p>
          </table:table-cell>
          <table:covered-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Baseline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Baseline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/>
          <table:table-cell office:value-type="string" calcext:value-type="string">
            <text:p>Accuracy Eye</text:p>
          </table:table-cell>
          <table:table-cell office:value-type="float" office:value="0.39033" calcext:value-type="float">
            <text:p>0.39033</text:p>
          </table:table-cell>
          <table:table-cell office:value-type="float" office:value="0.402" calcext:value-type="float">
            <text:p>0.402</text:p>
          </table:table-cell>
          <table:table-cell office:value-type="float" office:value="0.39048" calcext:value-type="float">
            <text:p>0.39048</text:p>
          </table:table-cell>
          <table:table-cell office:value-type="float" office:value="0.39425" calcext:value-type="float">
            <text:p>0.39425</text:p>
          </table:table-cell>
          <table:table-cell office:value-type="float" office:value="0.39759" calcext:value-type="float">
            <text:p>0.39759</text:p>
          </table:table-cell>
          <table:table-cell office:value-type="float" office:value="0.57249" calcext:value-type="float">
            <text:p>0.57249</text:p>
          </table:table-cell>
          <table:table-cell table:number-columns-repeated="2" office:value-type="float" office:value="0.57274" calcext:value-type="float">
            <text:p>0.57274</text:p>
          </table:table-cell>
          <table:table-cell office:value-type="float" office:value="0.57164" calcext:value-type="float">
            <text:p>0.57164</text:p>
          </table:table-cell>
          <table:table-cell office:value-type="float" office:value="0.57274" calcext:value-type="float">
            <text:p>0.57274</text:p>
          </table:table-cell>
        </table:table-row>
        <table:table-row table:style-name="ro1">
          <table:table-cell/>
          <table:table-cell office:value-type="string" calcext:value-type="string">
            <text:p>Accuracy Log</text:p>
          </table:table-cell>
          <table:table-cell office:value-type="float" office:value="0.39033" calcext:value-type="float">
            <text:p>0.39033</text:p>
          </table:table-cell>
          <table:table-cell office:value-type="float" office:value="0.43521" calcext:value-type="float">
            <text:p>0.43521</text:p>
          </table:table-cell>
          <table:table-cell office:value-type="float" office:value="0.39048" calcext:value-type="float">
            <text:p>0.39048</text:p>
          </table:table-cell>
          <table:table-cell office:value-type="float" office:value="0.61487" calcext:value-type="float">
            <text:p>0.61487</text:p>
          </table:table-cell>
          <table:table-cell office:value-type="float" office:value="0.3942" calcext:value-type="float">
            <text:p>0.3942</text:p>
          </table:table-cell>
          <table:table-cell office:value-type="float" office:value="0.57249" calcext:value-type="float">
            <text:p>0.57249</text:p>
          </table:table-cell>
          <table:table-cell table:number-columns-repeated="2" office:value-type="float" office:value="0.57274" calcext:value-type="float">
            <text:p>0.57274</text:p>
          </table:table-cell>
          <table:table-cell office:value-type="float" office:value="0.64664" calcext:value-type="float">
            <text:p>0.64664</text:p>
          </table:table-cell>
          <table:table-cell office:value-type="float" office:value="0.57274" calcext:value-type="float">
            <text:p>0.57274</text:p>
          </table:table-cell>
        </table:table-row>
        <table:table-row table:style-name="ro1">
          <table:table-cell/>
          <table:table-cell office:value-type="string" calcext:value-type="string">
            <text:p>Accuracy Both</text:p>
          </table:table-cell>
          <table:table-cell office:value-type="float" office:value="0.39033" calcext:value-type="float">
            <text:p>0.39033</text:p>
          </table:table-cell>
          <table:table-cell office:value-type="float" office:value="0.402" calcext:value-type="float">
            <text:p>0.402</text:p>
          </table:table-cell>
          <table:table-cell office:value-type="float" office:value="0.39048" calcext:value-type="float">
            <text:p>0.39048</text:p>
          </table:table-cell>
          <table:table-cell office:value-type="float" office:value="0.40057" calcext:value-type="float">
            <text:p>0.40057</text:p>
          </table:table-cell>
          <table:table-cell office:value-type="float" office:value="0.39493" calcext:value-type="float">
            <text:p>0.39493</text:p>
          </table:table-cell>
          <table:table-cell office:value-type="float" office:value="0.57249" calcext:value-type="float">
            <text:p>0.57249</text:p>
          </table:table-cell>
          <table:table-cell table:number-columns-repeated="2" office:value-type="float" office:value="0.57274" calcext:value-type="float">
            <text:p>0.57274</text:p>
          </table:table-cell>
          <table:table-cell office:value-type="float" office:value="0.57161" calcext:value-type="float">
            <text:p>0.57161</text:p>
          </table:table-cell>
          <table:table-cell office:value-type="float" office:value="0.57274" calcext:value-type="float">
            <text:p>0.57274</text:p>
          </table:table-cell>
        </table:table-row>
        <table:table-row table:style-name="ro1" table:number-rows-repeated="3">
          <table:table-cell table:number-columns-repeated="12"/>
        </table:table-row>
        <table:table-row table:style-name="ro1">
          <table:table-cell/>
          <table:table-cell table:number-columns-spanned="5" table:number-rows-spanned="1"/>
          <table:covered-table-cell table:number-columns-repeated="4"/>
          <table:table-cell table:number-columns-spanned="5" table:number-rows-spanned="1"/>
          <table:covered-table-cell table:number-columns-repeated="4"/>
          <table:table-cell/>
        </table:table-row>
      </table:table>
      <table:table table:name="full_full_single" table:style-name="ta1">
        <table:shapes>
          <draw:frame draw:z-index="0" draw:style-name="gr1" draw:text-style-name="P1" svg:width="36.08cm" svg:height="21.063cm" svg:x="7.211cm" svg:y="4.33cm">
            <draw:object draw:notify-on-update-of-ranges="full_full_single.B3:full_full_single.B5 full_full_single.C1:full_full_single.C2 full_full_single.C3:full_full_single.C5 full_full_single.D1:full_full_single.D2 full_full_single.D3:full_full_single.D5 full_full_single.E1:full_full_single.E2 full_full_single.E3:full_full_single.E5 full_full_single.F1:full_full_single.F2 full_full_single.F3:full_full_single.F5 full_full_single.G1:full_full_single.G2 full_full_single.G3:full_full_single.G5 full_full_single.H1:full_full_single.H2 full_full_single.H3:full_full_single.H5 full_full_single.I1:full_full_single.I2 full_full_single.I3:full_full_single.I5 full_full_single.J1:full_full_single.J2 full_full_single.J3:full_full_single.J5 full_full_single.K1:full_full_single.K2 full_full_single.K3:full_full_single.K5 full_full_single.L1:full_full_single.L2 full_full_single.L3:full_full_single.L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number-columns-repeated="10" table:default-cell-style-name="Default"/>
        <table:table-row table:style-name="ro1">
          <table:table-cell table:number-columns-repeated="2"/>
          <table:table-cell office:value-type="string" calcext:value-type="string" table:number-columns-spanned="5" table:number-rows-spanned="1">
            <text:p>Threshold = 3</text:p>
          </table:table-cell>
          <table:covered-table-cell table:number-columns-repeated="4"/>
          <table:table-cell office:value-type="string" calcext:value-type="string" table:number-columns-spanned="5" table:number-rows-spanned="1">
            <text:p>Threshold = 4</text:p>
          </table:table-cell>
          <table:covered-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Baseline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Baseline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/>
          <table:table-cell office:value-type="string" calcext:value-type="string">
            <text:p>Accuracy Eye</text:p>
          </table:table-cell>
          <table:table-cell office:value-type="float" office:value="0.62081" calcext:value-type="float">
            <text:p>0.62081</text:p>
          </table:table-cell>
          <table:table-cell table:number-columns-repeated="2" office:value-type="float" office:value="0.62087" calcext:value-type="float">
            <text:p>0.62087</text:p>
          </table:table-cell>
          <table:table-cell office:value-type="float" office:value="0.62237" calcext:value-type="float">
            <text:p>0.62237</text:p>
          </table:table-cell>
          <table:table-cell office:value-type="float" office:value="0.6045" calcext:value-type="float">
            <text:p>0.6045</text:p>
          </table:table-cell>
          <table:table-cell office:value-type="float" office:value="0.64684" calcext:value-type="float">
            <text:p>0.64684</text:p>
          </table:table-cell>
          <table:table-cell office:value-type="float" office:value="0.64721" calcext:value-type="float">
            <text:p>0.64721</text:p>
          </table:table-cell>
          <table:table-cell office:value-type="float" office:value="0.64683" calcext:value-type="float">
            <text:p>0.64683</text:p>
          </table:table-cell>
          <table:table-cell office:value-type="float" office:value="0.64239" calcext:value-type="float">
            <text:p>0.64239</text:p>
          </table:table-cell>
          <table:table-cell office:value-type="float" office:value="0.63485" calcext:value-type="float">
            <text:p>0.63485</text:p>
          </table:table-cell>
        </table:table-row>
        <table:table-row table:style-name="ro1">
          <table:table-cell/>
          <table:table-cell office:value-type="string" calcext:value-type="string">
            <text:p>Accuracy Log</text:p>
          </table:table-cell>
          <table:table-cell office:value-type="float" office:value="0.62081" calcext:value-type="float">
            <text:p>0.62081</text:p>
          </table:table-cell>
          <table:table-cell table:number-columns-repeated="2" office:value-type="float" office:value="0.62087" calcext:value-type="float">
            <text:p>0.62087</text:p>
          </table:table-cell>
          <table:table-cell office:value-type="float" office:value="0.7153" calcext:value-type="float">
            <text:p>0.7153</text:p>
          </table:table-cell>
          <table:table-cell office:value-type="float" office:value="0.62087" calcext:value-type="float">
            <text:p>0.62087</text:p>
          </table:table-cell>
          <table:table-cell office:value-type="float" office:value="0.64684" calcext:value-type="float">
            <text:p>0.64684</text:p>
          </table:table-cell>
          <table:table-cell table:number-columns-repeated="2" office:value-type="float" office:value="0.64683" calcext:value-type="float">
            <text:p>0.64683</text:p>
          </table:table-cell>
          <table:table-cell office:value-type="float" office:value="0.78599" calcext:value-type="float">
            <text:p>0.78599</text:p>
          </table:table-cell>
          <table:table-cell office:value-type="float" office:value="0.64683" calcext:value-type="float">
            <text:p>0.64683</text:p>
          </table:table-cell>
        </table:table-row>
        <table:table-row table:style-name="ro1">
          <table:table-cell/>
          <table:table-cell office:value-type="string" calcext:value-type="string">
            <text:p>Accuracy Both</text:p>
          </table:table-cell>
          <table:table-cell office:value-type="float" office:value="0.62081" calcext:value-type="float">
            <text:p>0.62081</text:p>
          </table:table-cell>
          <table:table-cell table:number-columns-repeated="2" office:value-type="float" office:value="0.62087" calcext:value-type="float">
            <text:p>0.62087</text:p>
          </table:table-cell>
          <table:table-cell office:value-type="float" office:value="0.6194" calcext:value-type="float">
            <text:p>0.6194</text:p>
          </table:table-cell>
          <table:table-cell office:value-type="float" office:value="0.60674" calcext:value-type="float">
            <text:p>0.60674</text:p>
          </table:table-cell>
          <table:table-cell office:value-type="float" office:value="0.64684" calcext:value-type="float">
            <text:p>0.64684</text:p>
          </table:table-cell>
          <table:table-cell office:value-type="float" office:value="0.64721" calcext:value-type="float">
            <text:p>0.64721</text:p>
          </table:table-cell>
          <table:table-cell office:value-type="float" office:value="0.64683" calcext:value-type="float">
            <text:p>0.64683</text:p>
          </table:table-cell>
          <table:table-cell office:value-type="float" office:value="0.64499" calcext:value-type="float">
            <text:p>0.64499</text:p>
          </table:table-cell>
          <table:table-cell office:value-type="float" office:value="0.63637" calcext:value-type="float">
            <text:p>0.63637</text:p>
          </table:table-cell>
        </table:table-row>
      </table:table>
      <table:table table:name="15s_full_co" table:style-name="ta1">
        <table:shapes>
          <draw:frame draw:z-index="0" draw:style-name="gr1" draw:text-style-name="P1" svg:width="36.575cm" svg:height="20.399cm" svg:x="6.356cm" svg:y="4.622cm">
            <draw:object draw:notify-on-update-of-ranges="15s_full_co.B3:15s_full_co.B5 15s_full_co.C1:15s_full_co.C2 15s_full_co.C3:15s_full_co.C5 15s_full_co.D1:15s_full_co.D2 15s_full_co.D3:15s_full_co.D5 15s_full_co.E1:15s_full_co.E2 15s_full_co.E3:15s_full_co.E5 15s_full_co.F1:15s_full_co.F2 15s_full_co.F3:15s_full_co.F5 15s_full_co.G1:15s_full_co.G2 15s_full_co.G3:15s_full_co.G5 15s_full_co.H1:15s_full_co.H2 15s_full_co.H3:15s_full_co.H5 15s_full_co.I1:15s_full_co.I2 15s_full_co.I3:15s_full_co.I5 15s_full_co.J1:15s_full_co.J2 15s_full_co.J3:15s_full_co.J5 15s_full_co.K1:15s_full_co.K2 15s_full_co.K3:15s_full_co.K5 15s_full_co.L1:15s_full_co.L2 15s_full_co.L3:15s_full_co.L5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3" table:default-cell-style-name="Default"/>
        <table:table-column table:style-name="co1" table:number-columns-repeated="10" table:default-cell-style-name="Default"/>
        <table:table-row table:style-name="ro1">
          <table:table-cell table:number-columns-repeated="2"/>
          <table:table-cell office:value-type="string" calcext:value-type="string" table:number-columns-spanned="5" table:number-rows-spanned="1">
            <text:p>Threshold = 3</text:p>
          </table:table-cell>
          <table:covered-table-cell table:number-columns-repeated="4"/>
          <table:table-cell office:value-type="string" calcext:value-type="string" table:number-columns-spanned="5" table:number-rows-spanned="1">
            <text:p>Threshold = 4</text:p>
          </table:table-cell>
          <table:covered-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Baseline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Baseline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/>
          <table:table-cell office:value-type="string" calcext:value-type="string">
            <text:p>Accuracy Eye</text:p>
          </table:table-cell>
          <table:table-cell office:value-type="float" office:value="0.41085" calcext:value-type="float">
            <text:p>0.41085</text:p>
          </table:table-cell>
          <table:table-cell table:number-columns-repeated="2" office:value-type="float" office:value="0.41098" calcext:value-type="float">
            <text:p>0.41098</text:p>
          </table:table-cell>
          <table:table-cell office:value-type="float" office:value="0.41023" calcext:value-type="float">
            <text:p>0.41023</text:p>
          </table:table-cell>
          <table:table-cell office:value-type="float" office:value="0.41098" calcext:value-type="float">
            <text:p>0.41098</text:p>
          </table:table-cell>
          <table:table-cell office:value-type="float" office:value="0.60077" calcext:value-type="float">
            <text:p>0.60077</text:p>
          </table:table-cell>
          <table:table-cell table:number-columns-repeated="4" office:value-type="float" office:value="0.60097" calcext:value-type="float">
            <text:p>0.60097</text:p>
          </table:table-cell>
        </table:table-row>
        <table:table-row table:style-name="ro1">
          <table:table-cell/>
          <table:table-cell office:value-type="string" calcext:value-type="string">
            <text:p>Accuracy Log</text:p>
          </table:table-cell>
          <table:table-cell office:value-type="float" office:value="0.41085" calcext:value-type="float">
            <text:p>0.41085</text:p>
          </table:table-cell>
          <table:table-cell table:number-columns-repeated="2" office:value-type="float" office:value="0.41098" calcext:value-type="float">
            <text:p>0.41098</text:p>
          </table:table-cell>
          <table:table-cell office:value-type="float" office:value="0.59852" calcext:value-type="float">
            <text:p>0.59852</text:p>
          </table:table-cell>
          <table:table-cell office:value-type="float" office:value="0.41098" calcext:value-type="float">
            <text:p>0.41098</text:p>
          </table:table-cell>
          <table:table-cell office:value-type="float" office:value="0.60077" calcext:value-type="float">
            <text:p>0.60077</text:p>
          </table:table-cell>
          <table:table-cell table:number-columns-repeated="2" office:value-type="float" office:value="0.60097" calcext:value-type="float">
            <text:p>0.60097</text:p>
          </table:table-cell>
          <table:table-cell office:value-type="float" office:value="0.64897" calcext:value-type="float">
            <text:p>0.64897</text:p>
          </table:table-cell>
          <table:table-cell office:value-type="float" office:value="0.60097" calcext:value-type="float">
            <text:p>0.60097</text:p>
          </table:table-cell>
        </table:table-row>
        <table:table-row table:style-name="ro1">
          <table:table-cell/>
          <table:table-cell office:value-type="string" calcext:value-type="string">
            <text:p>Accuracy Both</text:p>
          </table:table-cell>
          <table:table-cell office:value-type="float" office:value="0.41085" calcext:value-type="float">
            <text:p>0.41085</text:p>
          </table:table-cell>
          <table:table-cell table:number-columns-repeated="2" office:value-type="float" office:value="0.41098" calcext:value-type="float">
            <text:p>0.41098</text:p>
          </table:table-cell>
          <table:table-cell office:value-type="float" office:value="0.43154" calcext:value-type="float">
            <text:p>0.43154</text:p>
          </table:table-cell>
          <table:table-cell office:value-type="float" office:value="0.41098" calcext:value-type="float">
            <text:p>0.41098</text:p>
          </table:table-cell>
          <table:table-cell office:value-type="float" office:value="0.60077" calcext:value-type="float">
            <text:p>0.60077</text:p>
          </table:table-cell>
          <table:table-cell table:number-columns-repeated="2" office:value-type="float" office:value="0.60097" calcext:value-type="float">
            <text:p>0.60097</text:p>
          </table:table-cell>
          <table:table-cell office:value-type="float" office:value="0.60058" calcext:value-type="float">
            <text:p>0.60058</text:p>
          </table:table-cell>
          <table:table-cell office:value-type="float" office:value="0.60097" calcext:value-type="float">
            <text:p>0.60097</text:p>
          </table:table-cell>
        </table:table-row>
      </table:table>
      <table:table table:name="15s_full_single" table:style-name="ta1">
        <table:shapes>
          <draw:frame draw:z-index="0" draw:style-name="gr1" draw:text-style-name="P1" svg:width="36.575cm" svg:height="20.399cm" svg:x="6.356cm" svg:y="4.622cm">
            <draw:object draw:notify-on-update-of-ranges="15s_full_single.B3:15s_full_single.B5 15s_full_single.C1:15s_full_single.C2 15s_full_single.C3:15s_full_single.C5 15s_full_single.D1:15s_full_single.D2 15s_full_single.D3:15s_full_single.D5 15s_full_single.E1:15s_full_single.E2 15s_full_single.E3:15s_full_single.E5 15s_full_single.F1:15s_full_single.F2 15s_full_single.F3:15s_full_single.F5 15s_full_single.G1:15s_full_single.G2 15s_full_single.G3:15s_full_single.G5 15s_full_single.H1:15s_full_single.H2 15s_full_single.H3:15s_full_single.H5 15s_full_single.I1:15s_full_single.I2 15s_full_single.I3:15s_full_single.I5 15s_full_single.J1:15s_full_single.J2 15s_full_single.J3:15s_full_single.J5 15s_full_single.K1:15s_full_single.K2 15s_full_single.K3:15s_full_single.K5 15s_full_single.L1:15s_full_single.L2 15s_full_single.L3:15s_full_single.L5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3" table:default-cell-style-name="Default"/>
        <table:table-column table:style-name="co1" table:number-columns-repeated="10" table:default-cell-style-name="Default"/>
        <table:table-row table:style-name="ro1">
          <table:table-cell table:number-columns-repeated="2"/>
          <table:table-cell office:value-type="string" calcext:value-type="string" table:number-columns-spanned="5" table:number-rows-spanned="1">
            <text:p>Threshold = 3</text:p>
          </table:table-cell>
          <table:covered-table-cell table:number-columns-repeated="4"/>
          <table:table-cell office:value-type="string" calcext:value-type="string" table:number-columns-spanned="5" table:number-rows-spanned="1">
            <text:p>Threshold = 4</text:p>
          </table:table-cell>
          <table:covered-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Baseline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Baseline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/>
          <table:table-cell office:value-type="string" calcext:value-type="string">
            <text:p>Accuracy Eye</text:p>
          </table:table-cell>
          <table:table-cell office:value-type="float" office:value="0.63178" calcext:value-type="float">
            <text:p>0.63178</text:p>
          </table:table-cell>
          <table:table-cell table:number-columns-repeated="2" office:value-type="float" office:value="0.63174" calcext:value-type="float">
            <text:p>0.63174</text:p>
          </table:table-cell>
          <table:table-cell office:value-type="float" office:value="0.63056" calcext:value-type="float">
            <text:p>0.63056</text:p>
          </table:table-cell>
          <table:table-cell office:value-type="float" office:value="0.6136" calcext:value-type="float">
            <text:p>0.6136</text:p>
          </table:table-cell>
          <table:table-cell office:value-type="float" office:value="0.63953" calcext:value-type="float">
            <text:p>0.63953</text:p>
          </table:table-cell>
          <table:table-cell table:number-columns-repeated="2" office:value-type="float" office:value="0.63955" calcext:value-type="float">
            <text:p>0.63955</text:p>
          </table:table-cell>
          <table:table-cell office:value-type="float" office:value="0.63882" calcext:value-type="float">
            <text:p>0.63882</text:p>
          </table:table-cell>
          <table:table-cell office:value-type="float" office:value="0.62102" calcext:value-type="float">
            <text:p>0.62102</text:p>
          </table:table-cell>
        </table:table-row>
        <table:table-row table:style-name="ro1">
          <table:table-cell/>
          <table:table-cell office:value-type="string" calcext:value-type="string">
            <text:p>Accuracy Log</text:p>
          </table:table-cell>
          <table:table-cell office:value-type="float" office:value="0.63178" calcext:value-type="float">
            <text:p>0.63178</text:p>
          </table:table-cell>
          <table:table-cell table:number-columns-repeated="2" office:value-type="float" office:value="0.63174" calcext:value-type="float">
            <text:p>0.63174</text:p>
          </table:table-cell>
          <table:table-cell office:value-type="float" office:value="0.72949" calcext:value-type="float">
            <text:p>0.72949</text:p>
          </table:table-cell>
          <table:table-cell office:value-type="float" office:value="0.63174" calcext:value-type="float">
            <text:p>0.63174</text:p>
          </table:table-cell>
          <table:table-cell office:value-type="float" office:value="0.63953" calcext:value-type="float">
            <text:p>0.63953</text:p>
          </table:table-cell>
          <table:table-cell table:number-columns-repeated="2" office:value-type="float" office:value="0.63955" calcext:value-type="float">
            <text:p>0.63955</text:p>
          </table:table-cell>
          <table:table-cell office:value-type="float" office:value="0.7814" calcext:value-type="float">
            <text:p>0.7814</text:p>
          </table:table-cell>
          <table:table-cell office:value-type="float" office:value="0.63721" calcext:value-type="float">
            <text:p>0.63721</text:p>
          </table:table-cell>
        </table:table-row>
        <table:table-row table:style-name="ro1">
          <table:table-cell/>
          <table:table-cell office:value-type="string" calcext:value-type="string">
            <text:p>Accuracy Both</text:p>
          </table:table-cell>
          <table:table-cell office:value-type="float" office:value="0.63178" calcext:value-type="float">
            <text:p>0.63178</text:p>
          </table:table-cell>
          <table:table-cell table:number-columns-repeated="2" office:value-type="float" office:value="0.63174" calcext:value-type="float">
            <text:p>0.63174</text:p>
          </table:table-cell>
          <table:table-cell office:value-type="float" office:value="0.63451" calcext:value-type="float">
            <text:p>0.63451</text:p>
          </table:table-cell>
          <table:table-cell office:value-type="float" office:value="0.61742" calcext:value-type="float">
            <text:p>0.61742</text:p>
          </table:table-cell>
          <table:table-cell office:value-type="float" office:value="0.63953" calcext:value-type="float">
            <text:p>0.63953</text:p>
          </table:table-cell>
          <table:table-cell table:number-columns-repeated="2" office:value-type="float" office:value="0.63955" calcext:value-type="float">
            <text:p>0.63955</text:p>
          </table:table-cell>
          <table:table-cell office:value-type="float" office:value="0.64035" calcext:value-type="float">
            <text:p>0.64035</text:p>
          </table:table-cell>
          <table:table-cell office:value-type="float" office:value="0.62568" calcext:value-type="float">
            <text:p>0.62568</text:p>
          </table:table-cell>
        </table:table-row>
      </table:table>
      <table:table table:name="full_half_co" table:style-name="ta1">
        <table:shapes>
          <draw:frame draw:z-index="0" draw:style-name="gr1" draw:text-style-name="P1" svg:width="36.08cm" svg:height="21.063cm" svg:x="7.211cm" svg:y="4.33cm">
            <draw:object draw:notify-on-update-of-ranges="full_half_co.B3:full_half_co.B5 full_half_co.C1:full_half_co.C2 full_half_co.C3:full_half_co.C5 full_half_co.D1:full_half_co.D2 full_half_co.D3:full_half_co.D5 full_half_co.E1:full_half_co.E2 full_half_co.E3:full_half_co.E5 full_half_co.F1:full_half_co.F2 full_half_co.F3:full_half_co.F5 full_half_co.G1:full_half_co.G2 full_half_co.G3:full_half_co.G5 full_half_co.H1:full_half_co.H2 full_half_co.H3:full_half_co.H5 full_half_co.I1:full_half_co.I2 full_half_co.I3:full_half_co.I5 full_half_co.J1:full_half_co.J2 full_half_co.J3:full_half_co.J5 full_half_co.K1:full_half_co.K2 full_half_co.K3:full_half_co.K5 full_half_co.L1:full_half_co.L2 full_half_co.L3:full_half_co.L5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number-columns-repeated="10" table:default-cell-style-name="Default"/>
        <table:table-row table:style-name="ro1">
          <table:table-cell table:number-columns-repeated="2"/>
          <table:table-cell office:value-type="string" calcext:value-type="string" table:number-columns-spanned="5" table:number-rows-spanned="1">
            <text:p>Threshold = 3</text:p>
          </table:table-cell>
          <table:covered-table-cell table:number-columns-repeated="4"/>
          <table:table-cell office:value-type="string" calcext:value-type="string" table:number-columns-spanned="5" table:number-rows-spanned="1">
            <text:p>Threshold = 4</text:p>
          </table:table-cell>
          <table:covered-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Baseline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Baseline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/>
          <table:table-cell office:value-type="string" calcext:value-type="string">
            <text:p>Accuracy Eye</text:p>
          </table:table-cell>
          <table:table-cell office:value-type="float" office:value="0.39033" calcext:value-type="float">
            <text:p>0.39033</text:p>
          </table:table-cell>
          <table:table-cell office:value-type="float" office:value="0.402" calcext:value-type="float">
            <text:p>0.402</text:p>
          </table:table-cell>
          <table:table-cell office:value-type="float" office:value="0.39048" calcext:value-type="float">
            <text:p>0.39048</text:p>
          </table:table-cell>
          <table:table-cell office:value-type="float" office:value="0.39207" calcext:value-type="float">
            <text:p>0.39207</text:p>
          </table:table-cell>
          <table:table-cell office:value-type="float" office:value="0.39048" calcext:value-type="float">
            <text:p>0.39048</text:p>
          </table:table-cell>
          <table:table-cell office:value-type="float" office:value="0.57249" calcext:value-type="float">
            <text:p>0.57249</text:p>
          </table:table-cell>
          <table:table-cell table:number-columns-repeated="2" office:value-type="float" office:value="0.57274" calcext:value-type="float">
            <text:p>0.57274</text:p>
          </table:table-cell>
          <table:table-cell office:value-type="float" office:value="0.57237" calcext:value-type="float">
            <text:p>0.57237</text:p>
          </table:table-cell>
          <table:table-cell office:value-type="float" office:value="0.57274" calcext:value-type="float">
            <text:p>0.57274</text:p>
          </table:table-cell>
        </table:table-row>
        <table:table-row table:style-name="ro1">
          <table:table-cell/>
          <table:table-cell office:value-type="string" calcext:value-type="string">
            <text:p>Accuracy Log</text:p>
          </table:table-cell>
          <table:table-cell office:value-type="float" office:value="0.39033" calcext:value-type="float">
            <text:p>0.39033</text:p>
          </table:table-cell>
          <table:table-cell office:value-type="float" office:value="0.43521" calcext:value-type="float">
            <text:p>0.43521</text:p>
          </table:table-cell>
          <table:table-cell office:value-type="float" office:value="0.39048" calcext:value-type="float">
            <text:p>0.39048</text:p>
          </table:table-cell>
          <table:table-cell office:value-type="float" office:value="0.61606" calcext:value-type="float">
            <text:p>0.61606</text:p>
          </table:table-cell>
          <table:table-cell office:value-type="float" office:value="0.39048" calcext:value-type="float">
            <text:p>0.39048</text:p>
          </table:table-cell>
          <table:table-cell office:value-type="float" office:value="0.57249" calcext:value-type="float">
            <text:p>0.57249</text:p>
          </table:table-cell>
          <table:table-cell table:number-columns-repeated="2" office:value-type="float" office:value="0.57274" calcext:value-type="float">
            <text:p>0.57274</text:p>
          </table:table-cell>
          <table:table-cell office:value-type="float" office:value="0.6485" calcext:value-type="float">
            <text:p>0.6485</text:p>
          </table:table-cell>
          <table:table-cell office:value-type="float" office:value="0.57274" calcext:value-type="float">
            <text:p>0.57274</text:p>
          </table:table-cell>
        </table:table-row>
        <table:table-row table:style-name="ro1">
          <table:table-cell/>
          <table:table-cell office:value-type="string" calcext:value-type="string">
            <text:p>Accuracy Both</text:p>
          </table:table-cell>
          <table:table-cell office:value-type="float" office:value="0.39033" calcext:value-type="float">
            <text:p>0.39033</text:p>
          </table:table-cell>
          <table:table-cell office:value-type="float" office:value="0.402" calcext:value-type="float">
            <text:p>0.402</text:p>
          </table:table-cell>
          <table:table-cell office:value-type="float" office:value="0.39048" calcext:value-type="float">
            <text:p>0.39048</text:p>
          </table:table-cell>
          <table:table-cell office:value-type="float" office:value="0.39984" calcext:value-type="float">
            <text:p>0.39984</text:p>
          </table:table-cell>
          <table:table-cell office:value-type="float" office:value="0.39048" calcext:value-type="float">
            <text:p>0.39048</text:p>
          </table:table-cell>
          <table:table-cell office:value-type="float" office:value="0.57249" calcext:value-type="float">
            <text:p>0.57249</text:p>
          </table:table-cell>
          <table:table-cell table:number-columns-repeated="2" office:value-type="float" office:value="0.57274" calcext:value-type="float">
            <text:p>0.57274</text:p>
          </table:table-cell>
          <table:table-cell office:value-type="float" office:value="0.56977" calcext:value-type="float">
            <text:p>0.56977</text:p>
          </table:table-cell>
          <table:table-cell office:value-type="float" office:value="0.57274" calcext:value-type="float">
            <text:p>0.57274</text:p>
          </table:table-cell>
        </table:table-row>
      </table:table>
      <table:table table:name="full_half_single" table:style-name="ta1">
        <table:shapes>
          <draw:frame draw:z-index="0" draw:style-name="gr1" draw:text-style-name="P1" svg:width="36.575cm" svg:height="20.399cm" svg:x="6.356cm" svg:y="4.622cm">
            <draw:object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default-cell-style-name="Default"/>
        <table:table-column table:style-name="co3" table:default-cell-style-name="Default"/>
        <table:table-column table:style-name="co1" table:number-columns-repeated="10" table:default-cell-style-name="Default"/>
        <table:table-row table:style-name="ro1">
          <table:table-cell table:number-columns-repeated="2"/>
          <table:table-cell office:value-type="string" calcext:value-type="string" table:number-columns-spanned="5" table:number-rows-spanned="1">
            <text:p>Threshold = 3</text:p>
          </table:table-cell>
          <table:covered-table-cell table:number-columns-repeated="4"/>
          <table:table-cell office:value-type="string" calcext:value-type="string" table:number-columns-spanned="5" table:number-rows-spanned="1">
            <text:p>Threshold = 4</text:p>
          </table:table-cell>
          <table:covered-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Baseline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Baseline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/>
          <table:table-cell office:value-type="string" calcext:value-type="string">
            <text:p>Accuracy Eye</text:p>
          </table:table-cell>
          <table:table-cell table:number-columns-repeated="3" office:value-type="float" office:value="0.62087" calcext:value-type="float">
            <text:p>0.62087</text:p>
          </table:table-cell>
          <table:table-cell office:value-type="float" office:value="0.61828" calcext:value-type="float">
            <text:p>0.61828</text:p>
          </table:table-cell>
          <table:table-cell office:value-type="float" office:value="0.60374" calcext:value-type="float">
            <text:p>0.60374</text:p>
          </table:table-cell>
          <table:table-cell office:value-type="float" office:value="0.64684" calcext:value-type="float">
            <text:p>0.64684</text:p>
          </table:table-cell>
          <table:table-cell office:value-type="float" office:value="0.64721" calcext:value-type="float">
            <text:p>0.64721</text:p>
          </table:table-cell>
          <table:table-cell office:value-type="float" office:value="0.64683" calcext:value-type="float">
            <text:p>0.64683</text:p>
          </table:table-cell>
          <table:table-cell office:value-type="float" office:value="0.64304" calcext:value-type="float">
            <text:p>0.64304</text:p>
          </table:table-cell>
          <table:table-cell office:value-type="float" office:value="0.63562" calcext:value-type="float">
            <text:p>0.63562</text:p>
          </table:table-cell>
        </table:table-row>
        <table:table-row table:style-name="ro1">
          <table:table-cell/>
          <table:table-cell office:value-type="string" calcext:value-type="string">
            <text:p>Accuracy Log</text:p>
          </table:table-cell>
          <table:table-cell table:number-columns-repeated="3" office:value-type="float" office:value="0.62087" calcext:value-type="float">
            <text:p>0.62087</text:p>
          </table:table-cell>
          <table:table-cell office:value-type="float" office:value="0.71721" calcext:value-type="float">
            <text:p>0.71721</text:p>
          </table:table-cell>
          <table:table-cell office:value-type="float" office:value="0.62087" calcext:value-type="float">
            <text:p>0.62087</text:p>
          </table:table-cell>
          <table:table-cell office:value-type="float" office:value="0.64684" calcext:value-type="float">
            <text:p>0.64684</text:p>
          </table:table-cell>
          <table:table-cell table:number-columns-repeated="2" office:value-type="float" office:value="0.64683" calcext:value-type="float">
            <text:p>0.64683</text:p>
          </table:table-cell>
          <table:table-cell office:value-type="float" office:value="0.78856" calcext:value-type="float">
            <text:p>0.78856</text:p>
          </table:table-cell>
          <table:table-cell office:value-type="float" office:value="0.64683" calcext:value-type="float">
            <text:p>0.64683</text:p>
          </table:table-cell>
        </table:table-row>
        <table:table-row table:style-name="ro1">
          <table:table-cell/>
          <table:table-cell office:value-type="string" calcext:value-type="string">
            <text:p>Accuracy Both</text:p>
          </table:table-cell>
          <table:table-cell table:number-columns-repeated="3" office:value-type="float" office:value="0.62087" calcext:value-type="float">
            <text:p>0.62087</text:p>
          </table:table-cell>
          <table:table-cell office:value-type="float" office:value="0.61457" calcext:value-type="float">
            <text:p>0.61457</text:p>
          </table:table-cell>
          <table:table-cell office:value-type="float" office:value="0.59851" calcext:value-type="float">
            <text:p>0.59851</text:p>
          </table:table-cell>
          <table:table-cell office:value-type="float" office:value="0.64684" calcext:value-type="float">
            <text:p>0.64684</text:p>
          </table:table-cell>
          <table:table-cell office:value-type="float" office:value="0.64721" calcext:value-type="float">
            <text:p>0.64721</text:p>
          </table:table-cell>
          <table:table-cell office:value-type="float" office:value="0.64683" calcext:value-type="float">
            <text:p>0.64683</text:p>
          </table:table-cell>
          <table:table-cell office:value-type="float" office:value="0.64235" calcext:value-type="float">
            <text:p>0.64235</text:p>
          </table:table-cell>
          <table:table-cell office:value-type="float" office:value="0.63696" calcext:value-type="float">
            <text:p>0.63696</text:p>
          </table:table-cell>
        </table:table-row>
      </table:table>
      <table:table table:name="full_full_co_2" table:style-name="ta1">
        <table:shapes>
          <draw:frame draw:z-index="0" draw:style-name="gr1" draw:text-style-name="P1" svg:width="36.08cm" svg:height="21.063cm" svg:x="7.211cm" svg:y="4.33cm">
            <draw:object draw:notify-on-update-of-ranges="full_full_co_2.B3:full_full_co_2.B5 full_full_co_2.C1:full_full_co_2.C2 full_full_co_2.C3:full_full_co_2.C5 full_full_co_2.D1:full_full_co_2.D2 full_full_co_2.D3:full_full_co_2.D5 full_full_co_2.E1:full_full_co_2.E2 full_full_co_2.E3:full_full_co_2.E5 full_full_co_2.F1:full_full_co_2.F2 full_full_co_2.F3:full_full_co_2.F5 full_full_co_2.G1:full_full_co_2.G2 full_full_co_2.G3:full_full_co_2.G5 full_full_co_2.H1:full_full_co_2.H2 full_full_co_2.H3:full_full_co_2.H5 full_full_co_2.I1:full_full_co_2.I2 full_full_co_2.I3:full_full_co_2.I5 full_full_co_2.J1:full_full_co_2.J2 full_full_co_2.J3:full_full_co_2.J5 full_full_co_2.K1:full_full_co_2.K2 full_full_co_2.K3:full_full_co_2.K5 full_full_co_2.L1:full_full_co_2.L2 full_full_co_2.L3:full_full_co_2.L5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number-columns-repeated="10" table:default-cell-style-name="Default"/>
        <table:table-row table:style-name="ro1">
          <table:table-cell table:number-columns-repeated="2"/>
          <table:table-cell office:value-type="string" calcext:value-type="string" table:number-columns-spanned="5" table:number-rows-spanned="1">
            <text:p>Threshold = 3</text:p>
          </table:table-cell>
          <table:covered-table-cell table:number-columns-repeated="4"/>
          <table:table-cell office:value-type="string" calcext:value-type="string" table:number-columns-spanned="5" table:number-rows-spanned="1">
            <text:p>Threshold = 4</text:p>
          </table:table-cell>
          <table:covered-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Baseline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Baseline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/>
          <table:table-cell office:value-type="string" calcext:value-type="string">
            <text:p>Accuracy Eye</text:p>
          </table:table-cell>
          <table:table-cell office:value-type="float" office:value="0.446096654275093" calcext:value-type="float">
            <text:p>0.446096654275093</text:p>
          </table:table-cell>
          <table:table-cell office:value-type="float" office:value="0.448418003565062" calcext:value-type="float">
            <text:p>0.448418003565062</text:p>
          </table:table-cell>
          <table:table-cell office:value-type="float" office:value="0.446189839572193" calcext:value-type="float">
            <text:p>0.446189839572193</text:p>
          </table:table-cell>
          <table:table-cell office:value-type="float" office:value="0.444307040998218" calcext:value-type="float">
            <text:p>0.444307040998218</text:p>
          </table:table-cell>
          <table:table-cell office:value-type="float" office:value="0.446189839572193" calcext:value-type="float">
            <text:p>0.446189839572193</text:p>
          </table:table-cell>
          <table:table-cell office:value-type="float" office:value="0.639405204460967" calcext:value-type="float">
            <text:p>0.639405204460967</text:p>
          </table:table-cell>
          <table:table-cell office:value-type="float" office:value="0.643326648841355" calcext:value-type="float">
            <text:p>0.643326648841355</text:p>
          </table:table-cell>
          <table:table-cell office:value-type="float" office:value="0.639594474153298" calcext:value-type="float">
            <text:p>0.639594474153298</text:p>
          </table:table-cell>
          <table:table-cell office:value-type="float" office:value="0.638502673796791" calcext:value-type="float">
            <text:p>0.638502673796791</text:p>
          </table:table-cell>
          <table:table-cell office:value-type="float" office:value="0.639594474153298" calcext:value-type="float">
            <text:p>0.639594474153298</text:p>
          </table:table-cell>
        </table:table-row>
        <table:table-row table:style-name="ro1">
          <table:table-cell/>
          <table:table-cell office:value-type="string" calcext:value-type="string">
            <text:p>Accuracy Log</text:p>
          </table:table-cell>
          <table:table-cell office:value-type="float" office:value="0.446096654275093" calcext:value-type="float">
            <text:p>0.446096654275093</text:p>
          </table:table-cell>
          <table:table-cell office:value-type="float" office:value="0.467101158645276" calcext:value-type="float">
            <text:p>0.467101158645276</text:p>
          </table:table-cell>
          <table:table-cell office:value-type="float" office:value="0.446189839572193" calcext:value-type="float">
            <text:p>0.446189839572193</text:p>
          </table:table-cell>
          <table:table-cell office:value-type="float" office:value="0.654389483065954" calcext:value-type="float">
            <text:p>0.654389483065954</text:p>
          </table:table-cell>
          <table:table-cell office:value-type="float" office:value="0.446189839572193" calcext:value-type="float">
            <text:p>0.446189839572193</text:p>
          </table:table-cell>
          <table:table-cell office:value-type="float" office:value="0.639405204460967" calcext:value-type="float">
            <text:p>0.639405204460967</text:p>
          </table:table-cell>
          <table:table-cell table:number-columns-repeated="2" office:value-type="float" office:value="0.639594474153298" calcext:value-type="float">
            <text:p>0.639594474153298</text:p>
          </table:table-cell>
          <table:table-cell office:value-type="float" office:value="0.700958110516934" calcext:value-type="float">
            <text:p>0.700958110516934</text:p>
          </table:table-cell>
          <table:table-cell office:value-type="float" office:value="0.639594474153298" calcext:value-type="float">
            <text:p>0.639594474153298</text:p>
          </table:table-cell>
        </table:table-row>
        <table:table-row table:style-name="ro1">
          <table:table-cell/>
          <table:table-cell office:value-type="string" calcext:value-type="string">
            <text:p>Accuracy Both</text:p>
          </table:table-cell>
          <table:table-cell office:value-type="float" office:value="0.446096654275093" calcext:value-type="float">
            <text:p>0.446096654275093</text:p>
          </table:table-cell>
          <table:table-cell office:value-type="float" office:value="0.448418003565062" calcext:value-type="float">
            <text:p>0.448418003565062</text:p>
          </table:table-cell>
          <table:table-cell office:value-type="float" office:value="0.446189839572193" calcext:value-type="float">
            <text:p>0.446189839572193</text:p>
          </table:table-cell>
          <table:table-cell office:value-type="float" office:value="0.448763368983957" calcext:value-type="float">
            <text:p>0.448763368983957</text:p>
          </table:table-cell>
          <table:table-cell office:value-type="float" office:value="0.446189839572193" calcext:value-type="float">
            <text:p>0.446189839572193</text:p>
          </table:table-cell>
          <table:table-cell office:value-type="float" office:value="0.639405204460967" calcext:value-type="float">
            <text:p>0.639405204460967</text:p>
          </table:table-cell>
          <table:table-cell office:value-type="float" office:value="0.643326648841355" calcext:value-type="float">
            <text:p>0.643326648841355</text:p>
          </table:table-cell>
          <table:table-cell table:number-columns-repeated="3" office:value-type="float" office:value="0.639594474153298" calcext:value-type="float">
            <text:p>0.639594474153298</text:p>
          </table:table-cell>
        </table:table-row>
      </table:table>
      <table:table table:name="full_full_single_2" table:style-name="ta1">
        <table:shapes>
          <draw:frame draw:z-index="0" draw:style-name="gr1" draw:text-style-name="P1" svg:width="36.08cm" svg:height="21.063cm" svg:x="7.211cm" svg:y="4.33cm">
            <draw:object draw:notify-on-update-of-ranges="full_full_single_2.B3:full_full_single_2.B5 full_full_single_2.C1:full_full_single_2.C2 full_full_single_2.C3:full_full_single_2.C5 full_full_single_2.D1:full_full_single_2.D2 full_full_single_2.D3:full_full_single_2.D5 full_full_single_2.E1:full_full_single_2.E2 full_full_single_2.E3:full_full_single_2.E5 full_full_single_2.F1:full_full_single_2.F2 full_full_single_2.F3:full_full_single_2.F5 full_full_single_2.G1:full_full_single_2.G2 full_full_single_2.G3:full_full_single_2.G5 full_full_single_2.H1:full_full_single_2.H2 full_full_single_2.H3:full_full_single_2.H5 full_full_single_2.I1:full_full_single_2.I2 full_full_single_2.I3:full_full_single_2.I5 full_full_single_2.J1:full_full_single_2.J2 full_full_single_2.J3:full_full_single_2.J5 full_full_single_2.K1:full_full_single_2.K2 full_full_single_2.K3:full_full_single_2.K5 full_full_single_2.L1:full_full_single_2.L2 full_full_single_2.L3:full_full_single_2.L5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number-columns-repeated="10" table:default-cell-style-name="Default"/>
        <table:table-row table:style-name="ro1">
          <table:table-cell table:number-columns-repeated="2"/>
          <table:table-cell office:value-type="string" calcext:value-type="string" table:number-columns-spanned="5" table:number-rows-spanned="1">
            <text:p>Threshold = 3</text:p>
          </table:table-cell>
          <table:covered-table-cell table:number-columns-repeated="4"/>
          <table:table-cell office:value-type="string" calcext:value-type="string" table:number-columns-spanned="5" table:number-rows-spanned="1">
            <text:p>Threshold = 4</text:p>
          </table:table-cell>
          <table:covered-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Baseline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Baseline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/>
          <table:table-cell office:value-type="string" calcext:value-type="string">
            <text:p>Accuracy Eye</text:p>
          </table:table-cell>
          <table:table-cell office:value-type="float" office:value="0.527881040892193" calcext:value-type="float">
            <text:p>0.527881040892193</text:p>
          </table:table-cell>
          <table:table-cell office:value-type="float" office:value="0.550534759358289" calcext:value-type="float">
            <text:p>0.550534759358289</text:p>
          </table:table-cell>
          <table:table-cell office:value-type="float" office:value="0.527852049910873" calcext:value-type="float">
            <text:p>0.527852049910873</text:p>
          </table:table-cell>
          <table:table-cell office:value-type="float" office:value="0.542056595365419" calcext:value-type="float">
            <text:p>0.542056595365419</text:p>
          </table:table-cell>
          <table:table-cell office:value-type="float" office:value="0.535372103386809" calcext:value-type="float">
            <text:p>0.535372103386809</text:p>
          </table:table-cell>
          <table:table-cell office:value-type="float" office:value="0.702602230483271" calcext:value-type="float">
            <text:p>0.702602230483271</text:p>
          </table:table-cell>
          <table:table-cell table:number-columns-repeated="2" office:value-type="float" office:value="0.702540106951872" calcext:value-type="float">
            <text:p>0.702540106951872</text:p>
          </table:table-cell>
          <table:table-cell office:value-type="float" office:value="0.699944295900178" calcext:value-type="float">
            <text:p>0.699944295900178</text:p>
          </table:table-cell>
          <table:table-cell office:value-type="float" office:value="0.702540106951872" calcext:value-type="float">
            <text:p>0.702540106951872</text:p>
          </table:table-cell>
        </table:table-row>
        <table:table-row table:style-name="ro1">
          <table:table-cell/>
          <table:table-cell office:value-type="string" calcext:value-type="string">
            <text:p>Accuracy Log</text:p>
          </table:table-cell>
          <table:table-cell office:value-type="float" office:value="0.527881040892193" calcext:value-type="float">
            <text:p>0.527881040892193</text:p>
          </table:table-cell>
          <table:table-cell office:value-type="float" office:value="0.595499108734403" calcext:value-type="float">
            <text:p>0.595499108734403</text:p>
          </table:table-cell>
          <table:table-cell office:value-type="float" office:value="0.527852049910873" calcext:value-type="float">
            <text:p>0.527852049910873</text:p>
          </table:table-cell>
          <table:table-cell office:value-type="float" office:value="0.766165329768271" calcext:value-type="float">
            <text:p>0.766165329768271</text:p>
          </table:table-cell>
          <table:table-cell office:value-type="float" office:value="0.592201426024956" calcext:value-type="float">
            <text:p>0.592201426024956</text:p>
          </table:table-cell>
          <table:table-cell office:value-type="float" office:value="0.702602230483271" calcext:value-type="float">
            <text:p>0.702602230483271</text:p>
          </table:table-cell>
          <table:table-cell table:number-columns-repeated="2" office:value-type="float" office:value="0.702540106951872" calcext:value-type="float">
            <text:p>0.702540106951872</text:p>
          </table:table-cell>
          <table:table-cell office:value-type="float" office:value="0.805603832442068" calcext:value-type="float">
            <text:p>0.805603832442068</text:p>
          </table:table-cell>
          <table:table-cell office:value-type="float" office:value="0.702540106951872" calcext:value-type="float">
            <text:p>0.702540106951872</text:p>
          </table:table-cell>
        </table:table-row>
        <table:table-row table:style-name="ro1">
          <table:table-cell/>
          <table:table-cell office:value-type="string" calcext:value-type="string">
            <text:p>Accuracy Both</text:p>
          </table:table-cell>
          <table:table-cell office:value-type="float" office:value="0.527881040892193" calcext:value-type="float">
            <text:p>0.527881040892193</text:p>
          </table:table-cell>
          <table:table-cell office:value-type="float" office:value="0.550534759358289" calcext:value-type="float">
            <text:p>0.550534759358289</text:p>
          </table:table-cell>
          <table:table-cell office:value-type="float" office:value="0.527852049910873" calcext:value-type="float">
            <text:p>0.527852049910873</text:p>
          </table:table-cell>
          <table:table-cell office:value-type="float" office:value="0.555347593582888" calcext:value-type="float">
            <text:p>0.555347593582888</text:p>
          </table:table-cell>
          <table:table-cell office:value-type="float" office:value="0.538758912655972" calcext:value-type="float">
            <text:p>0.538758912655972</text:p>
          </table:table-cell>
          <table:table-cell office:value-type="float" office:value="0.702602230483271" calcext:value-type="float">
            <text:p>0.702602230483271</text:p>
          </table:table-cell>
          <table:table-cell table:number-columns-repeated="2" office:value-type="float" office:value="0.702540106951872" calcext:value-type="float">
            <text:p>0.702540106951872</text:p>
          </table:table-cell>
          <table:table-cell office:value-type="float" office:value="0.701426024955437" calcext:value-type="float">
            <text:p>0.701426024955437</text:p>
          </table:table-cell>
          <table:table-cell office:value-type="float" office:value="0.702540106951872" calcext:value-type="float">
            <text:p>0.70254010695187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Noto Sans CJK SC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CA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4">0000-00-00</text:date>, <text:time style:data-style-name="N2" text:time-value="22:57:21.50782394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1-06T19:10:59.258748472</meta:creation-date>
    <dc:date>2020-11-24T00:30:11.705526471</dc:date>
    <meta:editing-duration>PT1H54M24S</meta:editing-duration>
    <meta:editing-cycles>17</meta:editing-cycles>
    <meta:generator>LibreOffice/7.0.2.2$Linux_X86_64 LibreOffice_project/00$Build-2</meta:generator>
    <meta:document-statistic meta:table-count="8" meta:cell-count="360" meta:object-count="8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20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8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5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5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314004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aecf00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4b1f6f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stroke="none" draw:fill-color="#ff950e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36.081cm" svg:height="21.064cm" xlink:href=".." xlink:type="simple" chart:class="chart:bar" chart:style-name="ch1">
        <chart:title svg:x="8.52cm" svg:y="0.556cm" chart:style-name="ch2">
          <text:p>Accuracies for Frustration x Boredom, Full eye and Full log</text:p>
        </chart:title>
        <chart:legend chart:legend-position="end" svg:x="28.502cm" svg:y="6.258cm" style:legend-expansion="high" chart:style-name="ch3"/>
        <chart:plot-area chart:style-name="ch4" table:cell-range-address="full_full_co.B1:full_full_co.L5" chart:data-source-has-labels="both" svg:x="0.721cm" svg:y="2.196cm" svg:width="27.06cm" svg:height="18.447cm">
          <chart:coordinate-region svg:x="1.713cm" svg:y="2.488cm" svg:width="26.068cm" svg:height="17.323cm"/>
          <chart:axis chart:dimension="x" chart:name="primary-x" chart:style-name="ch5" chartooo:axis-type="auto">
            <chartooo:date-scale/>
            <chart:categories table:cell-range-address="full_full_co.B3:full_full_co.B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full_full_co.C3:full_full_co.C5" chart:label-cell-address="full_full_co.C1:full_full_co.C2" chart:class="chart:bar">
            <chart:data-point/>
            <chart:data-point chart:style-name="ch9"/>
            <chart:data-point/>
          </chart:series>
          <chart:series chart:style-name="ch10" chart:values-cell-range-address="full_full_co.D3:full_full_co.D5" chart:label-cell-address="full_full_co.D1:full_full_co.D2" chart:class="chart:bar">
            <chart:data-point chart:repeated="3"/>
          </chart:series>
          <chart:series chart:style-name="ch11" chart:values-cell-range-address="full_full_co.E3:full_full_co.E5" chart:label-cell-address="full_full_co.E1:full_full_co.E2" chart:class="chart:bar">
            <chart:data-point chart:repeated="3"/>
          </chart:series>
          <chart:series chart:style-name="ch12" chart:values-cell-range-address="full_full_co.F3:full_full_co.F5" chart:label-cell-address="full_full_co.F1:full_full_co.F2" chart:class="chart:bar">
            <chart:data-point chart:repeated="3"/>
          </chart:series>
          <chart:series chart:style-name="ch13" chart:values-cell-range-address="full_full_co.G3:full_full_co.G5" chart:label-cell-address="full_full_co.G1:full_full_co.G2" chart:class="chart:bar">
            <chart:data-point chart:repeated="3"/>
          </chart:series>
          <chart:series chart:style-name="ch14" chart:values-cell-range-address="full_full_co.H3:full_full_co.H5" chart:label-cell-address="full_full_co.H1:full_full_co.H2" chart:class="chart:bar">
            <chart:data-point chart:repeated="3"/>
          </chart:series>
          <chart:series chart:style-name="ch15" chart:values-cell-range-address="full_full_co.I3:full_full_co.I5" chart:label-cell-address="full_full_co.I1:full_full_co.I2" chart:class="chart:bar">
            <chart:data-point chart:repeated="3"/>
          </chart:series>
          <chart:series chart:style-name="ch16" chart:values-cell-range-address="full_full_co.J3:full_full_co.J5" chart:label-cell-address="full_full_co.J1:full_full_co.J2" chart:class="chart:bar">
            <chart:data-point chart:repeated="3"/>
          </chart:series>
          <chart:series chart:style-name="ch17" chart:values-cell-range-address="full_full_co.K3:full_full_co.K5" chart:label-cell-address="full_full_co.K1:full_full_co.K2" chart:class="chart:bar">
            <chart:data-point chart:repeated="3"/>
          </chart:series>
          <chart:series chart:style-name="ch18" chart:values-cell-range-address="full_full_co.L3:full_full_co.L5" chart:label-cell-address="full_full_co.L1:full_full_co.L2" chart:class="chart:bar">
            <chart:data-point chart:repeated="3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hreshold = 3 Baseline</text:p>
                <text:list>
                  <text:list-item>
                    <text:p>Threshold = 3</text:p>
                  </text:list-item>
                  <text:list-item>
                    <text:p>Baseline</text:p>
                  </text:list-item>
                </text:list>
                <draw:g>
                  <svg:desc>full_full_co.C1:full_full_co.C2</svg:desc>
                </draw:g>
              </table:table-cell>
              <table:table-cell office:value-type="string">
                <text:p>SVM</text:p>
                <text:list>
                  <text:list-item>
                    <text:p/>
                  </text:list-item>
                  <text:list-item>
                    <text:p>SVM</text:p>
                  </text:list-item>
                </text:list>
                <draw:g>
                  <svg:desc>full_full_co.D1:full_full_co.D2</svg:desc>
                </draw:g>
              </table:table-cell>
              <table:table-cell office:value-type="string">
                <text:p>LR</text:p>
                <text:list>
                  <text:list-item>
                    <text:p/>
                  </text:list-item>
                  <text:list-item>
                    <text:p>LR</text:p>
                  </text:list-item>
                </text:list>
                <draw:g>
                  <svg:desc>full_full_co.E1:full_full_co.E2</svg:desc>
                </draw:g>
              </table:table-cell>
              <table:table-cell office:value-type="string">
                <text:p>RF</text:p>
                <text:list>
                  <text:list-item>
                    <text:p/>
                  </text:list-item>
                  <text:list-item>
                    <text:p>RF</text:p>
                  </text:list-item>
                </text:list>
                <draw:g>
                  <svg:desc>full_full_co.F1:full_full_co.F2</svg:desc>
                </draw:g>
              </table:table-cell>
              <table:table-cell office:value-type="string">
                <text:p>NN</text:p>
                <text:list>
                  <text:list-item>
                    <text:p/>
                  </text:list-item>
                  <text:list-item>
                    <text:p>NN</text:p>
                  </text:list-item>
                </text:list>
                <draw:g>
                  <svg:desc>full_full_co.G1:full_full_co.G2</svg:desc>
                </draw:g>
              </table:table-cell>
              <table:table-cell office:value-type="string">
                <text:p>Threshold = 4 Baseline</text:p>
                <text:list>
                  <text:list-item>
                    <text:p>Threshold = 4</text:p>
                  </text:list-item>
                  <text:list-item>
                    <text:p>Baseline</text:p>
                  </text:list-item>
                </text:list>
                <draw:g>
                  <svg:desc>full_full_co.H1:full_full_co.H2</svg:desc>
                </draw:g>
              </table:table-cell>
              <table:table-cell office:value-type="string">
                <text:p>SVM</text:p>
                <text:list>
                  <text:list-item>
                    <text:p/>
                  </text:list-item>
                  <text:list-item>
                    <text:p>SVM</text:p>
                  </text:list-item>
                </text:list>
                <draw:g>
                  <svg:desc>full_full_co.I1:full_full_co.I2</svg:desc>
                </draw:g>
              </table:table-cell>
              <table:table-cell office:value-type="string">
                <text:p>LR</text:p>
                <text:list>
                  <text:list-item>
                    <text:p/>
                  </text:list-item>
                  <text:list-item>
                    <text:p>LR</text:p>
                  </text:list-item>
                </text:list>
                <draw:g>
                  <svg:desc>full_full_co.J1:full_full_co.J2</svg:desc>
                </draw:g>
              </table:table-cell>
              <table:table-cell office:value-type="string">
                <text:p>RF</text:p>
                <text:list>
                  <text:list-item>
                    <text:p/>
                  </text:list-item>
                  <text:list-item>
                    <text:p>RF</text:p>
                  </text:list-item>
                </text:list>
                <draw:g>
                  <svg:desc>full_full_co.K1:full_full_co.K2</svg:desc>
                </draw:g>
              </table:table-cell>
              <table:table-cell office:value-type="string">
                <text:p>NN</text:p>
                <text:list>
                  <text:list-item>
                    <text:p/>
                  </text:list-item>
                  <text:list-item>
                    <text:p>NN</text:p>
                  </text:list-item>
                </text:list>
                <draw:g>
                  <svg:desc>full_full_co.L1:full_full_co.L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ccuracy Eye</text:p>
                <draw:g>
                  <svg:desc>full_full_co.B3:full_full_co.B5</svg:desc>
                </draw:g>
              </table:table-cell>
              <table:table-cell office:value-type="float" office:value="0.39033">
                <text:p>0.39033</text:p>
                <draw:g>
                  <svg:desc>full_full_co.C3:full_full_co.C5</svg:desc>
                </draw:g>
              </table:table-cell>
              <table:table-cell office:value-type="float" office:value="0.402">
                <text:p>0.402</text:p>
                <draw:g>
                  <svg:desc>full_full_co.D3:full_full_co.D5</svg:desc>
                </draw:g>
              </table:table-cell>
              <table:table-cell office:value-type="float" office:value="0.39048">
                <text:p>0.39048</text:p>
                <draw:g>
                  <svg:desc>full_full_co.E3:full_full_co.E5</svg:desc>
                </draw:g>
              </table:table-cell>
              <table:table-cell office:value-type="float" office:value="0.39425">
                <text:p>0.39425</text:p>
                <draw:g>
                  <svg:desc>full_full_co.F3:full_full_co.F5</svg:desc>
                </draw:g>
              </table:table-cell>
              <table:table-cell office:value-type="float" office:value="0.39759">
                <text:p>0.39759</text:p>
                <draw:g>
                  <svg:desc>full_full_co.G3:full_full_co.G5</svg:desc>
                </draw:g>
              </table:table-cell>
              <table:table-cell office:value-type="float" office:value="0.57249">
                <text:p>0.57249</text:p>
                <draw:g>
                  <svg:desc>full_full_co.H3:full_full_co.H5</svg:desc>
                </draw:g>
              </table:table-cell>
              <table:table-cell office:value-type="float" office:value="0.57274">
                <text:p>0.57274</text:p>
                <draw:g>
                  <svg:desc>full_full_co.I3:full_full_co.I5</svg:desc>
                </draw:g>
              </table:table-cell>
              <table:table-cell office:value-type="float" office:value="0.57274">
                <text:p>0.57274</text:p>
                <draw:g>
                  <svg:desc>full_full_co.J3:full_full_co.J5</svg:desc>
                </draw:g>
              </table:table-cell>
              <table:table-cell office:value-type="float" office:value="0.57164">
                <text:p>0.57164</text:p>
                <draw:g>
                  <svg:desc>full_full_co.K3:full_full_co.K5</svg:desc>
                </draw:g>
              </table:table-cell>
              <table:table-cell office:value-type="float" office:value="0.57274">
                <text:p>0.57274</text:p>
                <draw:g>
                  <svg:desc>full_full_co.L3:full_full_co.L5</svg:desc>
                </draw:g>
              </table:table-cell>
            </table:table-row>
            <table:table-row>
              <table:table-cell office:value-type="string">
                <text:p>Accuracy Log</text:p>
              </table:table-cell>
              <table:table-cell office:value-type="float" office:value="0.39033">
                <text:p>0.39033</text:p>
              </table:table-cell>
              <table:table-cell office:value-type="float" office:value="0.43521">
                <text:p>0.43521</text:p>
              </table:table-cell>
              <table:table-cell office:value-type="float" office:value="0.39048">
                <text:p>0.39048</text:p>
              </table:table-cell>
              <table:table-cell office:value-type="float" office:value="0.61487">
                <text:p>0.61487</text:p>
              </table:table-cell>
              <table:table-cell office:value-type="float" office:value="0.3942">
                <text:p>0.3942</text:p>
              </table:table-cell>
              <table:table-cell office:value-type="float" office:value="0.57249">
                <text:p>0.57249</text:p>
              </table:table-cell>
              <table:table-cell office:value-type="float" office:value="0.57274">
                <text:p>0.57274</text:p>
              </table:table-cell>
              <table:table-cell office:value-type="float" office:value="0.57274">
                <text:p>0.57274</text:p>
              </table:table-cell>
              <table:table-cell office:value-type="float" office:value="0.64664">
                <text:p>0.64664</text:p>
              </table:table-cell>
              <table:table-cell office:value-type="float" office:value="0.57274">
                <text:p>0.57274</text:p>
              </table:table-cell>
            </table:table-row>
            <table:table-row>
              <table:table-cell office:value-type="string">
                <text:p>Accuracy Both</text:p>
              </table:table-cell>
              <table:table-cell office:value-type="float" office:value="0.39033">
                <text:p>0.39033</text:p>
              </table:table-cell>
              <table:table-cell office:value-type="float" office:value="0.402">
                <text:p>0.402</text:p>
              </table:table-cell>
              <table:table-cell office:value-type="float" office:value="0.39048">
                <text:p>0.39048</text:p>
              </table:table-cell>
              <table:table-cell office:value-type="float" office:value="0.40057">
                <text:p>0.40057</text:p>
              </table:table-cell>
              <table:table-cell office:value-type="float" office:value="0.39493">
                <text:p>0.39493</text:p>
              </table:table-cell>
              <table:table-cell office:value-type="float" office:value="0.57249">
                <text:p>0.57249</text:p>
              </table:table-cell>
              <table:table-cell office:value-type="float" office:value="0.57274">
                <text:p>0.57274</text:p>
              </table:table-cell>
              <table:table-cell office:value-type="float" office:value="0.57274">
                <text:p>0.57274</text:p>
              </table:table-cell>
              <table:table-cell office:value-type="float" office:value="0.57161">
                <text:p>0.57161</text:p>
              </table:table-cell>
              <table:table-cell office:value-type="float" office:value="0.57274">
                <text:p>0.5727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2.2$Linux_X86_64 LibreOffice_project/0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20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8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5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5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314004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aecf00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4b1f6f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stroke="none" draw:fill-color="#ff950e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36.081cm" svg:height="21.064cm" xlink:href=".." xlink:type="simple" chart:class="chart:bar" chart:style-name="ch1">
        <chart:title svg:x="10.676cm" svg:y="0.556cm" chart:style-name="ch2">
          <text:p>Accuracies for Curiosity, Full eye and Full log</text:p>
        </chart:title>
        <chart:legend chart:legend-position="end" svg:x="28.502cm" svg:y="6.258cm" style:legend-expansion="high" chart:style-name="ch3"/>
        <chart:plot-area chart:style-name="ch4" table:cell-range-address="full_full_single.B1:full_full_single.L5" chart:data-source-has-labels="both" svg:x="0.721cm" svg:y="2.196cm" svg:width="27.06cm" svg:height="18.447cm">
          <chart:coordinate-region svg:x="1.713cm" svg:y="2.488cm" svg:width="26.068cm" svg:height="17.323cm"/>
          <chart:axis chart:dimension="x" chart:name="primary-x" chart:style-name="ch5" chartooo:axis-type="auto">
            <chartooo:date-scale/>
            <chart:categories table:cell-range-address="full_full_single.B3:full_full_single.B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full_full_single.C3:full_full_single.C5" chart:label-cell-address="full_full_single.C1:full_full_single.C2" chart:class="chart:bar">
            <chart:data-point/>
            <chart:data-point chart:style-name="ch9"/>
            <chart:data-point/>
          </chart:series>
          <chart:series chart:style-name="ch10" chart:values-cell-range-address="full_full_single.D3:full_full_single.D5" chart:label-cell-address="full_full_single.D1:full_full_single.D2" chart:class="chart:bar">
            <chart:data-point chart:repeated="3"/>
          </chart:series>
          <chart:series chart:style-name="ch11" chart:values-cell-range-address="full_full_single.E3:full_full_single.E5" chart:label-cell-address="full_full_single.E1:full_full_single.E2" chart:class="chart:bar">
            <chart:data-point chart:repeated="3"/>
          </chart:series>
          <chart:series chart:style-name="ch12" chart:values-cell-range-address="full_full_single.F3:full_full_single.F5" chart:label-cell-address="full_full_single.F1:full_full_single.F2" chart:class="chart:bar">
            <chart:data-point chart:repeated="3"/>
          </chart:series>
          <chart:series chart:style-name="ch13" chart:values-cell-range-address="full_full_single.G3:full_full_single.G5" chart:label-cell-address="full_full_single.G1:full_full_single.G2" chart:class="chart:bar">
            <chart:data-point chart:repeated="3"/>
          </chart:series>
          <chart:series chart:style-name="ch14" chart:values-cell-range-address="full_full_single.H3:full_full_single.H5" chart:label-cell-address="full_full_single.H1:full_full_single.H2" chart:class="chart:bar">
            <chart:data-point chart:repeated="3"/>
          </chart:series>
          <chart:series chart:style-name="ch15" chart:values-cell-range-address="full_full_single.I3:full_full_single.I5" chart:label-cell-address="full_full_single.I1:full_full_single.I2" chart:class="chart:bar">
            <chart:data-point chart:repeated="3"/>
          </chart:series>
          <chart:series chart:style-name="ch16" chart:values-cell-range-address="full_full_single.J3:full_full_single.J5" chart:label-cell-address="full_full_single.J1:full_full_single.J2" chart:class="chart:bar">
            <chart:data-point chart:repeated="3"/>
          </chart:series>
          <chart:series chart:style-name="ch17" chart:values-cell-range-address="full_full_single.K3:full_full_single.K5" chart:label-cell-address="full_full_single.K1:full_full_single.K2" chart:class="chart:bar">
            <chart:data-point chart:repeated="3"/>
          </chart:series>
          <chart:series chart:style-name="ch18" chart:values-cell-range-address="full_full_single.L3:full_full_single.L5" chart:label-cell-address="full_full_single.L1:full_full_single.L2" chart:class="chart:bar">
            <chart:data-point chart:repeated="3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hreshold = 3 Baseline</text:p>
                <text:list>
                  <text:list-item>
                    <text:p>Threshold = 3</text:p>
                  </text:list-item>
                  <text:list-item>
                    <text:p>Baseline</text:p>
                  </text:list-item>
                </text:list>
                <draw:g>
                  <svg:desc>full_full_single.C1:full_full_single.C2</svg:desc>
                </draw:g>
              </table:table-cell>
              <table:table-cell office:value-type="string">
                <text:p>SVM</text:p>
                <text:list>
                  <text:list-item>
                    <text:p/>
                  </text:list-item>
                  <text:list-item>
                    <text:p>SVM</text:p>
                  </text:list-item>
                </text:list>
                <draw:g>
                  <svg:desc>full_full_single.D1:full_full_single.D2</svg:desc>
                </draw:g>
              </table:table-cell>
              <table:table-cell office:value-type="string">
                <text:p>LR</text:p>
                <text:list>
                  <text:list-item>
                    <text:p/>
                  </text:list-item>
                  <text:list-item>
                    <text:p>LR</text:p>
                  </text:list-item>
                </text:list>
                <draw:g>
                  <svg:desc>full_full_single.E1:full_full_single.E2</svg:desc>
                </draw:g>
              </table:table-cell>
              <table:table-cell office:value-type="string">
                <text:p>RF</text:p>
                <text:list>
                  <text:list-item>
                    <text:p/>
                  </text:list-item>
                  <text:list-item>
                    <text:p>RF</text:p>
                  </text:list-item>
                </text:list>
                <draw:g>
                  <svg:desc>full_full_single.F1:full_full_single.F2</svg:desc>
                </draw:g>
              </table:table-cell>
              <table:table-cell office:value-type="string">
                <text:p>NN</text:p>
                <text:list>
                  <text:list-item>
                    <text:p/>
                  </text:list-item>
                  <text:list-item>
                    <text:p>NN</text:p>
                  </text:list-item>
                </text:list>
                <draw:g>
                  <svg:desc>full_full_single.G1:full_full_single.G2</svg:desc>
                </draw:g>
              </table:table-cell>
              <table:table-cell office:value-type="string">
                <text:p>Threshold = 4 Baseline</text:p>
                <text:list>
                  <text:list-item>
                    <text:p>Threshold = 4</text:p>
                  </text:list-item>
                  <text:list-item>
                    <text:p>Baseline</text:p>
                  </text:list-item>
                </text:list>
                <draw:g>
                  <svg:desc>full_full_single.H1:full_full_single.H2</svg:desc>
                </draw:g>
              </table:table-cell>
              <table:table-cell office:value-type="string">
                <text:p>SVM</text:p>
                <text:list>
                  <text:list-item>
                    <text:p/>
                  </text:list-item>
                  <text:list-item>
                    <text:p>SVM</text:p>
                  </text:list-item>
                </text:list>
                <draw:g>
                  <svg:desc>full_full_single.I1:full_full_single.I2</svg:desc>
                </draw:g>
              </table:table-cell>
              <table:table-cell office:value-type="string">
                <text:p>LR</text:p>
                <text:list>
                  <text:list-item>
                    <text:p/>
                  </text:list-item>
                  <text:list-item>
                    <text:p>LR</text:p>
                  </text:list-item>
                </text:list>
                <draw:g>
                  <svg:desc>full_full_single.J1:full_full_single.J2</svg:desc>
                </draw:g>
              </table:table-cell>
              <table:table-cell office:value-type="string">
                <text:p>RF</text:p>
                <text:list>
                  <text:list-item>
                    <text:p/>
                  </text:list-item>
                  <text:list-item>
                    <text:p>RF</text:p>
                  </text:list-item>
                </text:list>
                <draw:g>
                  <svg:desc>full_full_single.K1:full_full_single.K2</svg:desc>
                </draw:g>
              </table:table-cell>
              <table:table-cell office:value-type="string">
                <text:p>NN</text:p>
                <text:list>
                  <text:list-item>
                    <text:p/>
                  </text:list-item>
                  <text:list-item>
                    <text:p>NN</text:p>
                  </text:list-item>
                </text:list>
                <draw:g>
                  <svg:desc>full_full_single.L1:full_full_single.L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ccuracy Eye</text:p>
                <draw:g>
                  <svg:desc>full_full_single.B3:full_full_single.B5</svg:desc>
                </draw:g>
              </table:table-cell>
              <table:table-cell office:value-type="float" office:value="0.62081">
                <text:p>0.62081</text:p>
                <draw:g>
                  <svg:desc>full_full_single.C3:full_full_single.C5</svg:desc>
                </draw:g>
              </table:table-cell>
              <table:table-cell office:value-type="float" office:value="0.62087">
                <text:p>0.62087</text:p>
                <draw:g>
                  <svg:desc>full_full_single.D3:full_full_single.D5</svg:desc>
                </draw:g>
              </table:table-cell>
              <table:table-cell office:value-type="float" office:value="0.62087">
                <text:p>0.62087</text:p>
                <draw:g>
                  <svg:desc>full_full_single.E3:full_full_single.E5</svg:desc>
                </draw:g>
              </table:table-cell>
              <table:table-cell office:value-type="float" office:value="0.62237">
                <text:p>0.62237</text:p>
                <draw:g>
                  <svg:desc>full_full_single.F3:full_full_single.F5</svg:desc>
                </draw:g>
              </table:table-cell>
              <table:table-cell office:value-type="float" office:value="0.6045">
                <text:p>0.6045</text:p>
                <draw:g>
                  <svg:desc>full_full_single.G3:full_full_single.G5</svg:desc>
                </draw:g>
              </table:table-cell>
              <table:table-cell office:value-type="float" office:value="0.64684">
                <text:p>0.64684</text:p>
                <draw:g>
                  <svg:desc>full_full_single.H3:full_full_single.H5</svg:desc>
                </draw:g>
              </table:table-cell>
              <table:table-cell office:value-type="float" office:value="0.64721">
                <text:p>0.64721</text:p>
                <draw:g>
                  <svg:desc>full_full_single.I3:full_full_single.I5</svg:desc>
                </draw:g>
              </table:table-cell>
              <table:table-cell office:value-type="float" office:value="0.64683">
                <text:p>0.64683</text:p>
                <draw:g>
                  <svg:desc>full_full_single.J3:full_full_single.J5</svg:desc>
                </draw:g>
              </table:table-cell>
              <table:table-cell office:value-type="float" office:value="0.64239">
                <text:p>0.64239</text:p>
                <draw:g>
                  <svg:desc>full_full_single.K3:full_full_single.K5</svg:desc>
                </draw:g>
              </table:table-cell>
              <table:table-cell office:value-type="float" office:value="0.63485">
                <text:p>0.63485</text:p>
                <draw:g>
                  <svg:desc>full_full_single.L3:full_full_single.L5</svg:desc>
                </draw:g>
              </table:table-cell>
            </table:table-row>
            <table:table-row>
              <table:table-cell office:value-type="string">
                <text:p>Accuracy Log</text:p>
              </table:table-cell>
              <table:table-cell office:value-type="float" office:value="0.62081">
                <text:p>0.62081</text:p>
              </table:table-cell>
              <table:table-cell office:value-type="float" office:value="0.62087">
                <text:p>0.62087</text:p>
              </table:table-cell>
              <table:table-cell office:value-type="float" office:value="0.62087">
                <text:p>0.62087</text:p>
              </table:table-cell>
              <table:table-cell office:value-type="float" office:value="0.7153">
                <text:p>0.7153</text:p>
              </table:table-cell>
              <table:table-cell office:value-type="float" office:value="0.62087">
                <text:p>0.62087</text:p>
              </table:table-cell>
              <table:table-cell office:value-type="float" office:value="0.64684">
                <text:p>0.64684</text:p>
              </table:table-cell>
              <table:table-cell office:value-type="float" office:value="0.64683">
                <text:p>0.64683</text:p>
              </table:table-cell>
              <table:table-cell office:value-type="float" office:value="0.64683">
                <text:p>0.64683</text:p>
              </table:table-cell>
              <table:table-cell office:value-type="float" office:value="0.78599">
                <text:p>0.78599</text:p>
              </table:table-cell>
              <table:table-cell office:value-type="float" office:value="0.64683">
                <text:p>0.64683</text:p>
              </table:table-cell>
            </table:table-row>
            <table:table-row>
              <table:table-cell office:value-type="string">
                <text:p>Accuracy Both</text:p>
              </table:table-cell>
              <table:table-cell office:value-type="float" office:value="0.62081">
                <text:p>0.62081</text:p>
              </table:table-cell>
              <table:table-cell office:value-type="float" office:value="0.62087">
                <text:p>0.62087</text:p>
              </table:table-cell>
              <table:table-cell office:value-type="float" office:value="0.62087">
                <text:p>0.62087</text:p>
              </table:table-cell>
              <table:table-cell office:value-type="float" office:value="0.6194">
                <text:p>0.6194</text:p>
              </table:table-cell>
              <table:table-cell office:value-type="float" office:value="0.60674">
                <text:p>0.60674</text:p>
              </table:table-cell>
              <table:table-cell office:value-type="float" office:value="0.64684">
                <text:p>0.64684</text:p>
              </table:table-cell>
              <table:table-cell office:value-type="float" office:value="0.64721">
                <text:p>0.64721</text:p>
              </table:table-cell>
              <table:table-cell office:value-type="float" office:value="0.64683">
                <text:p>0.64683</text:p>
              </table:table-cell>
              <table:table-cell office:value-type="float" office:value="0.64499">
                <text:p>0.64499</text:p>
              </table:table-cell>
              <table:table-cell office:value-type="float" office:value="0.63637">
                <text:p>0.6363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2.2$Linux_X86_64 LibreOffice_project/0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20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8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5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5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314004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aecf00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4b1f6f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ff950e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36.576cm" svg:height="20.4cm" xlink:href=".." xlink:type="simple" chart:class="chart:bar" chart:style-name="ch1">
        <chart:title svg:x="8.861cm" svg:y="0.543cm" chart:style-name="ch2">
          <text:p>Accuracies for Frustration x Boredom, 15s eye and full log</text:p>
        </chart:title>
        <chart:legend chart:legend-position="end" svg:x="28.997cm" svg:y="5.926cm" style:legend-expansion="high" chart:style-name="ch3"/>
        <chart:plot-area chart:style-name="ch4" table:cell-range-address="15s_full_co.B1:15s_full_co.L5" chart:data-source-has-labels="both" svg:x="0.731cm" svg:y="2.17cm" svg:width="27.535cm" svg:height="17.822cm">
          <chart:coordinate-region svg:x="1.723cm" svg:y="2.462cm" svg:width="26.543cm" svg:height="16.698cm"/>
          <chart:axis chart:dimension="x" chart:name="primary-x" chart:style-name="ch5" chartooo:axis-type="auto">
            <chartooo:date-scale/>
            <chart:categories table:cell-range-address="15s_full_co.B3:15s_full_co.B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15s_full_co.C3:15s_full_co.C5" chart:label-cell-address="15s_full_co.C1:15s_full_co.C2" chart:class="chart:bar">
            <chart:data-point chart:repeated="3"/>
          </chart:series>
          <chart:series chart:style-name="ch9" chart:values-cell-range-address="15s_full_co.D3:15s_full_co.D5" chart:label-cell-address="15s_full_co.D1:15s_full_co.D2" chart:class="chart:bar">
            <chart:data-point chart:repeated="3"/>
          </chart:series>
          <chart:series chart:style-name="ch10" chart:values-cell-range-address="15s_full_co.E3:15s_full_co.E5" chart:label-cell-address="15s_full_co.E1:15s_full_co.E2" chart:class="chart:bar">
            <chart:data-point chart:repeated="3"/>
          </chart:series>
          <chart:series chart:style-name="ch11" chart:values-cell-range-address="15s_full_co.F3:15s_full_co.F5" chart:label-cell-address="15s_full_co.F1:15s_full_co.F2" chart:class="chart:bar">
            <chart:data-point chart:repeated="3"/>
          </chart:series>
          <chart:series chart:style-name="ch12" chart:values-cell-range-address="15s_full_co.G3:15s_full_co.G5" chart:label-cell-address="15s_full_co.G1:15s_full_co.G2" chart:class="chart:bar">
            <chart:data-point chart:repeated="3"/>
          </chart:series>
          <chart:series chart:style-name="ch13" chart:values-cell-range-address="15s_full_co.H3:15s_full_co.H5" chart:label-cell-address="15s_full_co.H1:15s_full_co.H2" chart:class="chart:bar">
            <chart:data-point chart:repeated="3"/>
          </chart:series>
          <chart:series chart:style-name="ch14" chart:values-cell-range-address="15s_full_co.I3:15s_full_co.I5" chart:label-cell-address="15s_full_co.I1:15s_full_co.I2" chart:class="chart:bar">
            <chart:data-point chart:repeated="3"/>
          </chart:series>
          <chart:series chart:style-name="ch15" chart:values-cell-range-address="15s_full_co.J3:15s_full_co.J5" chart:label-cell-address="15s_full_co.J1:15s_full_co.J2" chart:class="chart:bar">
            <chart:data-point chart:repeated="3"/>
          </chart:series>
          <chart:series chart:style-name="ch16" chart:values-cell-range-address="15s_full_co.K3:15s_full_co.K5" chart:label-cell-address="15s_full_co.K1:15s_full_co.K2" chart:class="chart:bar">
            <chart:data-point chart:repeated="3"/>
          </chart:series>
          <chart:series chart:style-name="ch17" chart:values-cell-range-address="15s_full_co.L3:15s_full_co.L5" chart:label-cell-address="15s_full_co.L1:15s_full_co.L2" chart:class="chart:bar">
            <chart:data-point chart:repeated="3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hreshold = 3 Baseline</text:p>
                <text:list>
                  <text:list-item>
                    <text:p>Threshold = 3</text:p>
                  </text:list-item>
                  <text:list-item>
                    <text:p>Baseline</text:p>
                  </text:list-item>
                </text:list>
                <draw:g>
                  <svg:desc>15s_full_co.C1:15s_full_co.C2</svg:desc>
                </draw:g>
              </table:table-cell>
              <table:table-cell office:value-type="string">
                <text:p>SVM</text:p>
                <text:list>
                  <text:list-item>
                    <text:p/>
                  </text:list-item>
                  <text:list-item>
                    <text:p>SVM</text:p>
                  </text:list-item>
                </text:list>
                <draw:g>
                  <svg:desc>15s_full_co.D1:15s_full_co.D2</svg:desc>
                </draw:g>
              </table:table-cell>
              <table:table-cell office:value-type="string">
                <text:p>LR</text:p>
                <text:list>
                  <text:list-item>
                    <text:p/>
                  </text:list-item>
                  <text:list-item>
                    <text:p>LR</text:p>
                  </text:list-item>
                </text:list>
                <draw:g>
                  <svg:desc>15s_full_co.E1:15s_full_co.E2</svg:desc>
                </draw:g>
              </table:table-cell>
              <table:table-cell office:value-type="string">
                <text:p>RF</text:p>
                <text:list>
                  <text:list-item>
                    <text:p/>
                  </text:list-item>
                  <text:list-item>
                    <text:p>RF</text:p>
                  </text:list-item>
                </text:list>
                <draw:g>
                  <svg:desc>15s_full_co.F1:15s_full_co.F2</svg:desc>
                </draw:g>
              </table:table-cell>
              <table:table-cell office:value-type="string">
                <text:p>NN</text:p>
                <text:list>
                  <text:list-item>
                    <text:p/>
                  </text:list-item>
                  <text:list-item>
                    <text:p>NN</text:p>
                  </text:list-item>
                </text:list>
                <draw:g>
                  <svg:desc>15s_full_co.G1:15s_full_co.G2</svg:desc>
                </draw:g>
              </table:table-cell>
              <table:table-cell office:value-type="string">
                <text:p>Threshold = 4 Baseline</text:p>
                <text:list>
                  <text:list-item>
                    <text:p>Threshold = 4</text:p>
                  </text:list-item>
                  <text:list-item>
                    <text:p>Baseline</text:p>
                  </text:list-item>
                </text:list>
                <draw:g>
                  <svg:desc>15s_full_co.H1:15s_full_co.H2</svg:desc>
                </draw:g>
              </table:table-cell>
              <table:table-cell office:value-type="string">
                <text:p>SVM</text:p>
                <text:list>
                  <text:list-item>
                    <text:p/>
                  </text:list-item>
                  <text:list-item>
                    <text:p>SVM</text:p>
                  </text:list-item>
                </text:list>
                <draw:g>
                  <svg:desc>15s_full_co.I1:15s_full_co.I2</svg:desc>
                </draw:g>
              </table:table-cell>
              <table:table-cell office:value-type="string">
                <text:p>LR</text:p>
                <text:list>
                  <text:list-item>
                    <text:p/>
                  </text:list-item>
                  <text:list-item>
                    <text:p>LR</text:p>
                  </text:list-item>
                </text:list>
                <draw:g>
                  <svg:desc>15s_full_co.J1:15s_full_co.J2</svg:desc>
                </draw:g>
              </table:table-cell>
              <table:table-cell office:value-type="string">
                <text:p>RF</text:p>
                <text:list>
                  <text:list-item>
                    <text:p/>
                  </text:list-item>
                  <text:list-item>
                    <text:p>RF</text:p>
                  </text:list-item>
                </text:list>
                <draw:g>
                  <svg:desc>15s_full_co.K1:15s_full_co.K2</svg:desc>
                </draw:g>
              </table:table-cell>
              <table:table-cell office:value-type="string">
                <text:p>NN</text:p>
                <text:list>
                  <text:list-item>
                    <text:p/>
                  </text:list-item>
                  <text:list-item>
                    <text:p>NN</text:p>
                  </text:list-item>
                </text:list>
                <draw:g>
                  <svg:desc>15s_full_co.L1:15s_full_co.L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ccuracy Eye</text:p>
                <draw:g>
                  <svg:desc>15s_full_co.B3:15s_full_co.B5</svg:desc>
                </draw:g>
              </table:table-cell>
              <table:table-cell office:value-type="float" office:value="0.41085">
                <text:p>0.41085</text:p>
                <draw:g>
                  <svg:desc>15s_full_co.C3:15s_full_co.C5</svg:desc>
                </draw:g>
              </table:table-cell>
              <table:table-cell office:value-type="float" office:value="0.41098">
                <text:p>0.41098</text:p>
                <draw:g>
                  <svg:desc>15s_full_co.D3:15s_full_co.D5</svg:desc>
                </draw:g>
              </table:table-cell>
              <table:table-cell office:value-type="float" office:value="0.41098">
                <text:p>0.41098</text:p>
                <draw:g>
                  <svg:desc>15s_full_co.E3:15s_full_co.E5</svg:desc>
                </draw:g>
              </table:table-cell>
              <table:table-cell office:value-type="float" office:value="0.41023">
                <text:p>0.41023</text:p>
                <draw:g>
                  <svg:desc>15s_full_co.F3:15s_full_co.F5</svg:desc>
                </draw:g>
              </table:table-cell>
              <table:table-cell office:value-type="float" office:value="0.41098">
                <text:p>0.41098</text:p>
                <draw:g>
                  <svg:desc>15s_full_co.G3:15s_full_co.G5</svg:desc>
                </draw:g>
              </table:table-cell>
              <table:table-cell office:value-type="float" office:value="0.60077">
                <text:p>0.60077</text:p>
                <draw:g>
                  <svg:desc>15s_full_co.H3:15s_full_co.H5</svg:desc>
                </draw:g>
              </table:table-cell>
              <table:table-cell office:value-type="float" office:value="0.60097">
                <text:p>0.60097</text:p>
                <draw:g>
                  <svg:desc>15s_full_co.I3:15s_full_co.I5</svg:desc>
                </draw:g>
              </table:table-cell>
              <table:table-cell office:value-type="float" office:value="0.60097">
                <text:p>0.60097</text:p>
                <draw:g>
                  <svg:desc>15s_full_co.J3:15s_full_co.J5</svg:desc>
                </draw:g>
              </table:table-cell>
              <table:table-cell office:value-type="float" office:value="0.60097">
                <text:p>0.60097</text:p>
                <draw:g>
                  <svg:desc>15s_full_co.K3:15s_full_co.K5</svg:desc>
                </draw:g>
              </table:table-cell>
              <table:table-cell office:value-type="float" office:value="0.60097">
                <text:p>0.60097</text:p>
                <draw:g>
                  <svg:desc>15s_full_co.L3:15s_full_co.L5</svg:desc>
                </draw:g>
              </table:table-cell>
            </table:table-row>
            <table:table-row>
              <table:table-cell office:value-type="string">
                <text:p>Accuracy Log</text:p>
              </table:table-cell>
              <table:table-cell office:value-type="float" office:value="0.41085">
                <text:p>0.41085</text:p>
              </table:table-cell>
              <table:table-cell office:value-type="float" office:value="0.41098">
                <text:p>0.41098</text:p>
              </table:table-cell>
              <table:table-cell office:value-type="float" office:value="0.41098">
                <text:p>0.41098</text:p>
              </table:table-cell>
              <table:table-cell office:value-type="float" office:value="0.59852">
                <text:p>0.59852</text:p>
              </table:table-cell>
              <table:table-cell office:value-type="float" office:value="0.41098">
                <text:p>0.41098</text:p>
              </table:table-cell>
              <table:table-cell office:value-type="float" office:value="0.60077">
                <text:p>0.60077</text:p>
              </table:table-cell>
              <table:table-cell office:value-type="float" office:value="0.60097">
                <text:p>0.60097</text:p>
              </table:table-cell>
              <table:table-cell office:value-type="float" office:value="0.60097">
                <text:p>0.60097</text:p>
              </table:table-cell>
              <table:table-cell office:value-type="float" office:value="0.64897">
                <text:p>0.64897</text:p>
              </table:table-cell>
              <table:table-cell office:value-type="float" office:value="0.60097">
                <text:p>0.60097</text:p>
              </table:table-cell>
            </table:table-row>
            <table:table-row>
              <table:table-cell office:value-type="string">
                <text:p>Accuracy Both</text:p>
              </table:table-cell>
              <table:table-cell office:value-type="float" office:value="0.41085">
                <text:p>0.41085</text:p>
              </table:table-cell>
              <table:table-cell office:value-type="float" office:value="0.41098">
                <text:p>0.41098</text:p>
              </table:table-cell>
              <table:table-cell office:value-type="float" office:value="0.41098">
                <text:p>0.41098</text:p>
              </table:table-cell>
              <table:table-cell office:value-type="float" office:value="0.43154">
                <text:p>0.43154</text:p>
              </table:table-cell>
              <table:table-cell office:value-type="float" office:value="0.41098">
                <text:p>0.41098</text:p>
              </table:table-cell>
              <table:table-cell office:value-type="float" office:value="0.60077">
                <text:p>0.60077</text:p>
              </table:table-cell>
              <table:table-cell office:value-type="float" office:value="0.60097">
                <text:p>0.60097</text:p>
              </table:table-cell>
              <table:table-cell office:value-type="float" office:value="0.60097">
                <text:p>0.60097</text:p>
              </table:table-cell>
              <table:table-cell office:value-type="float" office:value="0.60058">
                <text:p>0.60058</text:p>
              </table:table-cell>
              <table:table-cell office:value-type="float" office:value="0.60097">
                <text:p>0.6009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2.2$Linux_X86_64 LibreOffice_project/0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20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8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5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5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314004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aecf00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4b1f6f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ff950e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36.576cm" svg:height="20.4cm" xlink:href=".." xlink:type="simple" chart:class="chart:bar" chart:style-name="ch1">
        <chart:title svg:x="11.017cm" svg:y="0.543cm" chart:style-name="ch2">
          <text:p>Accuracies for Curiosity, 15s eye and full log</text:p>
        </chart:title>
        <chart:legend chart:legend-position="end" svg:x="28.997cm" svg:y="5.926cm" style:legend-expansion="high" chart:style-name="ch3"/>
        <chart:plot-area chart:style-name="ch4" table:cell-range-address="15s_full_single.B1:15s_full_single.L5" chart:data-source-has-labels="both" svg:x="0.731cm" svg:y="2.17cm" svg:width="27.535cm" svg:height="17.822cm">
          <chart:coordinate-region svg:x="1.723cm" svg:y="2.462cm" svg:width="26.543cm" svg:height="16.698cm"/>
          <chart:axis chart:dimension="x" chart:name="primary-x" chart:style-name="ch5" chartooo:axis-type="auto">
            <chartooo:date-scale/>
            <chart:categories table:cell-range-address="15s_full_single.B3:15s_full_single.B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15s_full_single.C3:15s_full_single.C5" chart:label-cell-address="15s_full_single.C1:15s_full_single.C2" chart:class="chart:bar">
            <chart:data-point chart:repeated="3"/>
          </chart:series>
          <chart:series chart:style-name="ch9" chart:values-cell-range-address="15s_full_single.D3:15s_full_single.D5" chart:label-cell-address="15s_full_single.D1:15s_full_single.D2" chart:class="chart:bar">
            <chart:data-point chart:repeated="3"/>
          </chart:series>
          <chart:series chart:style-name="ch10" chart:values-cell-range-address="15s_full_single.E3:15s_full_single.E5" chart:label-cell-address="15s_full_single.E1:15s_full_single.E2" chart:class="chart:bar">
            <chart:data-point chart:repeated="3"/>
          </chart:series>
          <chart:series chart:style-name="ch11" chart:values-cell-range-address="15s_full_single.F3:15s_full_single.F5" chart:label-cell-address="15s_full_single.F1:15s_full_single.F2" chart:class="chart:bar">
            <chart:data-point chart:repeated="3"/>
          </chart:series>
          <chart:series chart:style-name="ch12" chart:values-cell-range-address="15s_full_single.G3:15s_full_single.G5" chart:label-cell-address="15s_full_single.G1:15s_full_single.G2" chart:class="chart:bar">
            <chart:data-point chart:repeated="3"/>
          </chart:series>
          <chart:series chart:style-name="ch13" chart:values-cell-range-address="15s_full_single.H3:15s_full_single.H5" chart:label-cell-address="15s_full_single.H1:15s_full_single.H2" chart:class="chart:bar">
            <chart:data-point chart:repeated="3"/>
          </chart:series>
          <chart:series chart:style-name="ch14" chart:values-cell-range-address="15s_full_single.I3:15s_full_single.I5" chart:label-cell-address="15s_full_single.I1:15s_full_single.I2" chart:class="chart:bar">
            <chart:data-point chart:repeated="3"/>
          </chart:series>
          <chart:series chart:style-name="ch15" chart:values-cell-range-address="15s_full_single.J3:15s_full_single.J5" chart:label-cell-address="15s_full_single.J1:15s_full_single.J2" chart:class="chart:bar">
            <chart:data-point chart:repeated="3"/>
          </chart:series>
          <chart:series chart:style-name="ch16" chart:values-cell-range-address="15s_full_single.K3:15s_full_single.K5" chart:label-cell-address="15s_full_single.K1:15s_full_single.K2" chart:class="chart:bar">
            <chart:data-point chart:repeated="3"/>
          </chart:series>
          <chart:series chart:style-name="ch17" chart:values-cell-range-address="15s_full_single.L3:15s_full_single.L5" chart:label-cell-address="15s_full_single.L1:15s_full_single.L2" chart:class="chart:bar">
            <chart:data-point chart:repeated="3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hreshold = 3 Baseline</text:p>
                <text:list>
                  <text:list-item>
                    <text:p>Threshold = 3</text:p>
                  </text:list-item>
                  <text:list-item>
                    <text:p>Baseline</text:p>
                  </text:list-item>
                </text:list>
                <draw:g>
                  <svg:desc>15s_full_single.C1:15s_full_single.C2</svg:desc>
                </draw:g>
              </table:table-cell>
              <table:table-cell office:value-type="string">
                <text:p>SVM</text:p>
                <text:list>
                  <text:list-item>
                    <text:p/>
                  </text:list-item>
                  <text:list-item>
                    <text:p>SVM</text:p>
                  </text:list-item>
                </text:list>
                <draw:g>
                  <svg:desc>15s_full_single.D1:15s_full_single.D2</svg:desc>
                </draw:g>
              </table:table-cell>
              <table:table-cell office:value-type="string">
                <text:p>LR</text:p>
                <text:list>
                  <text:list-item>
                    <text:p/>
                  </text:list-item>
                  <text:list-item>
                    <text:p>LR</text:p>
                  </text:list-item>
                </text:list>
                <draw:g>
                  <svg:desc>15s_full_single.E1:15s_full_single.E2</svg:desc>
                </draw:g>
              </table:table-cell>
              <table:table-cell office:value-type="string">
                <text:p>RF</text:p>
                <text:list>
                  <text:list-item>
                    <text:p/>
                  </text:list-item>
                  <text:list-item>
                    <text:p>RF</text:p>
                  </text:list-item>
                </text:list>
                <draw:g>
                  <svg:desc>15s_full_single.F1:15s_full_single.F2</svg:desc>
                </draw:g>
              </table:table-cell>
              <table:table-cell office:value-type="string">
                <text:p>NN</text:p>
                <text:list>
                  <text:list-item>
                    <text:p/>
                  </text:list-item>
                  <text:list-item>
                    <text:p>NN</text:p>
                  </text:list-item>
                </text:list>
                <draw:g>
                  <svg:desc>15s_full_single.G1:15s_full_single.G2</svg:desc>
                </draw:g>
              </table:table-cell>
              <table:table-cell office:value-type="string">
                <text:p>Threshold = 4 Baseline</text:p>
                <text:list>
                  <text:list-item>
                    <text:p>Threshold = 4</text:p>
                  </text:list-item>
                  <text:list-item>
                    <text:p>Baseline</text:p>
                  </text:list-item>
                </text:list>
                <draw:g>
                  <svg:desc>15s_full_single.H1:15s_full_single.H2</svg:desc>
                </draw:g>
              </table:table-cell>
              <table:table-cell office:value-type="string">
                <text:p>SVM</text:p>
                <text:list>
                  <text:list-item>
                    <text:p/>
                  </text:list-item>
                  <text:list-item>
                    <text:p>SVM</text:p>
                  </text:list-item>
                </text:list>
                <draw:g>
                  <svg:desc>15s_full_single.I1:15s_full_single.I2</svg:desc>
                </draw:g>
              </table:table-cell>
              <table:table-cell office:value-type="string">
                <text:p>LR</text:p>
                <text:list>
                  <text:list-item>
                    <text:p/>
                  </text:list-item>
                  <text:list-item>
                    <text:p>LR</text:p>
                  </text:list-item>
                </text:list>
                <draw:g>
                  <svg:desc>15s_full_single.J1:15s_full_single.J2</svg:desc>
                </draw:g>
              </table:table-cell>
              <table:table-cell office:value-type="string">
                <text:p>RF</text:p>
                <text:list>
                  <text:list-item>
                    <text:p/>
                  </text:list-item>
                  <text:list-item>
                    <text:p>RF</text:p>
                  </text:list-item>
                </text:list>
                <draw:g>
                  <svg:desc>15s_full_single.K1:15s_full_single.K2</svg:desc>
                </draw:g>
              </table:table-cell>
              <table:table-cell office:value-type="string">
                <text:p>NN</text:p>
                <text:list>
                  <text:list-item>
                    <text:p/>
                  </text:list-item>
                  <text:list-item>
                    <text:p>NN</text:p>
                  </text:list-item>
                </text:list>
                <draw:g>
                  <svg:desc>15s_full_single.L1:15s_full_single.L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ccuracy Eye</text:p>
                <draw:g>
                  <svg:desc>15s_full_single.B3:15s_full_single.B5</svg:desc>
                </draw:g>
              </table:table-cell>
              <table:table-cell office:value-type="float" office:value="0.63178">
                <text:p>0.63178</text:p>
                <draw:g>
                  <svg:desc>15s_full_single.C3:15s_full_single.C5</svg:desc>
                </draw:g>
              </table:table-cell>
              <table:table-cell office:value-type="float" office:value="0.63174">
                <text:p>0.63174</text:p>
                <draw:g>
                  <svg:desc>15s_full_single.D3:15s_full_single.D5</svg:desc>
                </draw:g>
              </table:table-cell>
              <table:table-cell office:value-type="float" office:value="0.63174">
                <text:p>0.63174</text:p>
                <draw:g>
                  <svg:desc>15s_full_single.E3:15s_full_single.E5</svg:desc>
                </draw:g>
              </table:table-cell>
              <table:table-cell office:value-type="float" office:value="0.63056">
                <text:p>0.63056</text:p>
                <draw:g>
                  <svg:desc>15s_full_single.F3:15s_full_single.F5</svg:desc>
                </draw:g>
              </table:table-cell>
              <table:table-cell office:value-type="float" office:value="0.6136">
                <text:p>0.6136</text:p>
                <draw:g>
                  <svg:desc>15s_full_single.G3:15s_full_single.G5</svg:desc>
                </draw:g>
              </table:table-cell>
              <table:table-cell office:value-type="float" office:value="0.63953">
                <text:p>0.63953</text:p>
                <draw:g>
                  <svg:desc>15s_full_single.H3:15s_full_single.H5</svg:desc>
                </draw:g>
              </table:table-cell>
              <table:table-cell office:value-type="float" office:value="0.63955">
                <text:p>0.63955</text:p>
                <draw:g>
                  <svg:desc>15s_full_single.I3:15s_full_single.I5</svg:desc>
                </draw:g>
              </table:table-cell>
              <table:table-cell office:value-type="float" office:value="0.63955">
                <text:p>0.63955</text:p>
                <draw:g>
                  <svg:desc>15s_full_single.J3:15s_full_single.J5</svg:desc>
                </draw:g>
              </table:table-cell>
              <table:table-cell office:value-type="float" office:value="0.63882">
                <text:p>0.63882</text:p>
                <draw:g>
                  <svg:desc>15s_full_single.K3:15s_full_single.K5</svg:desc>
                </draw:g>
              </table:table-cell>
              <table:table-cell office:value-type="float" office:value="0.62102">
                <text:p>0.62102</text:p>
                <draw:g>
                  <svg:desc>15s_full_single.L3:15s_full_single.L5</svg:desc>
                </draw:g>
              </table:table-cell>
            </table:table-row>
            <table:table-row>
              <table:table-cell office:value-type="string">
                <text:p>Accuracy Log</text:p>
              </table:table-cell>
              <table:table-cell office:value-type="float" office:value="0.63178">
                <text:p>0.63178</text:p>
              </table:table-cell>
              <table:table-cell office:value-type="float" office:value="0.63174">
                <text:p>0.63174</text:p>
              </table:table-cell>
              <table:table-cell office:value-type="float" office:value="0.63174">
                <text:p>0.63174</text:p>
              </table:table-cell>
              <table:table-cell office:value-type="float" office:value="0.72949">
                <text:p>0.72949</text:p>
              </table:table-cell>
              <table:table-cell office:value-type="float" office:value="0.63174">
                <text:p>0.63174</text:p>
              </table:table-cell>
              <table:table-cell office:value-type="float" office:value="0.63953">
                <text:p>0.63953</text:p>
              </table:table-cell>
              <table:table-cell office:value-type="float" office:value="0.63955">
                <text:p>0.63955</text:p>
              </table:table-cell>
              <table:table-cell office:value-type="float" office:value="0.63955">
                <text:p>0.63955</text:p>
              </table:table-cell>
              <table:table-cell office:value-type="float" office:value="0.7814">
                <text:p>0.7814</text:p>
              </table:table-cell>
              <table:table-cell office:value-type="float" office:value="0.63721">
                <text:p>0.63721</text:p>
              </table:table-cell>
            </table:table-row>
            <table:table-row>
              <table:table-cell office:value-type="string">
                <text:p>Accuracy Both</text:p>
              </table:table-cell>
              <table:table-cell office:value-type="float" office:value="0.63178">
                <text:p>0.63178</text:p>
              </table:table-cell>
              <table:table-cell office:value-type="float" office:value="0.63174">
                <text:p>0.63174</text:p>
              </table:table-cell>
              <table:table-cell office:value-type="float" office:value="0.63174">
                <text:p>0.63174</text:p>
              </table:table-cell>
              <table:table-cell office:value-type="float" office:value="0.63451">
                <text:p>0.63451</text:p>
              </table:table-cell>
              <table:table-cell office:value-type="float" office:value="0.61742">
                <text:p>0.61742</text:p>
              </table:table-cell>
              <table:table-cell office:value-type="float" office:value="0.63953">
                <text:p>0.63953</text:p>
              </table:table-cell>
              <table:table-cell office:value-type="float" office:value="0.63955">
                <text:p>0.63955</text:p>
              </table:table-cell>
              <table:table-cell office:value-type="float" office:value="0.63955">
                <text:p>0.63955</text:p>
              </table:table-cell>
              <table:table-cell office:value-type="float" office:value="0.64035">
                <text:p>0.64035</text:p>
              </table:table-cell>
              <table:table-cell office:value-type="float" office:value="0.62568">
                <text:p>0.6256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2.2$Linux_X86_64 LibreOffice_project/0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20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8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5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5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314004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aecf00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4b1f6f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stroke="none" draw:fill-color="#ff950e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36.081cm" svg:height="21.064cm" xlink:href=".." xlink:type="simple" chart:class="chart:bar" chart:style-name="ch1">
        <chart:title svg:x="8.454cm" svg:y="0.556cm" chart:style-name="ch2">
          <text:p>Accuracies for Frustration x Boredom, Full eye and Half log</text:p>
        </chart:title>
        <chart:legend chart:legend-position="end" svg:x="28.502cm" svg:y="6.258cm" style:legend-expansion="high" chart:style-name="ch3"/>
        <chart:plot-area chart:style-name="ch4" table:cell-range-address="full_half_co.B1:full_half_co.L5" chart:data-source-has-labels="both" svg:x="0.721cm" svg:y="2.196cm" svg:width="27.06cm" svg:height="18.447cm">
          <chart:coordinate-region svg:x="1.713cm" svg:y="2.488cm" svg:width="26.068cm" svg:height="17.323cm"/>
          <chart:axis chart:dimension="x" chart:name="primary-x" chart:style-name="ch5" chartooo:axis-type="auto">
            <chartooo:date-scale/>
            <chart:categories table:cell-range-address="full_half_co.B3:full_half_co.B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full_half_co.C3:full_half_co.C5" chart:label-cell-address="full_half_co.C1:full_half_co.C2" chart:class="chart:bar">
            <chart:data-point/>
            <chart:data-point chart:style-name="ch9"/>
            <chart:data-point/>
          </chart:series>
          <chart:series chart:style-name="ch10" chart:values-cell-range-address="full_half_co.D3:full_half_co.D5" chart:label-cell-address="full_half_co.D1:full_half_co.D2" chart:class="chart:bar">
            <chart:data-point chart:repeated="3"/>
          </chart:series>
          <chart:series chart:style-name="ch11" chart:values-cell-range-address="full_half_co.E3:full_half_co.E5" chart:label-cell-address="full_half_co.E1:full_half_co.E2" chart:class="chart:bar">
            <chart:data-point chart:repeated="3"/>
          </chart:series>
          <chart:series chart:style-name="ch12" chart:values-cell-range-address="full_half_co.F3:full_half_co.F5" chart:label-cell-address="full_half_co.F1:full_half_co.F2" chart:class="chart:bar">
            <chart:data-point chart:repeated="3"/>
          </chart:series>
          <chart:series chart:style-name="ch13" chart:values-cell-range-address="full_half_co.G3:full_half_co.G5" chart:label-cell-address="full_half_co.G1:full_half_co.G2" chart:class="chart:bar">
            <chart:data-point chart:repeated="3"/>
          </chart:series>
          <chart:series chart:style-name="ch14" chart:values-cell-range-address="full_half_co.H3:full_half_co.H5" chart:label-cell-address="full_half_co.H1:full_half_co.H2" chart:class="chart:bar">
            <chart:data-point chart:repeated="3"/>
          </chart:series>
          <chart:series chart:style-name="ch15" chart:values-cell-range-address="full_half_co.I3:full_half_co.I5" chart:label-cell-address="full_half_co.I1:full_half_co.I2" chart:class="chart:bar">
            <chart:data-point chart:repeated="3"/>
          </chart:series>
          <chart:series chart:style-name="ch16" chart:values-cell-range-address="full_half_co.J3:full_half_co.J5" chart:label-cell-address="full_half_co.J1:full_half_co.J2" chart:class="chart:bar">
            <chart:data-point chart:repeated="3"/>
          </chart:series>
          <chart:series chart:style-name="ch17" chart:values-cell-range-address="full_half_co.K3:full_half_co.K5" chart:label-cell-address="full_half_co.K1:full_half_co.K2" chart:class="chart:bar">
            <chart:data-point chart:repeated="3"/>
          </chart:series>
          <chart:series chart:style-name="ch18" chart:values-cell-range-address="full_half_co.L3:full_half_co.L5" chart:label-cell-address="full_half_co.L1:full_half_co.L2" chart:class="chart:bar">
            <chart:data-point chart:repeated="3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hreshold = 3 Baseline</text:p>
                <text:list>
                  <text:list-item>
                    <text:p>Threshold = 3</text:p>
                  </text:list-item>
                  <text:list-item>
                    <text:p>Baseline</text:p>
                  </text:list-item>
                </text:list>
                <draw:g>
                  <svg:desc>full_half_co.C1:full_half_co.C2</svg:desc>
                </draw:g>
              </table:table-cell>
              <table:table-cell office:value-type="string">
                <text:p>SVM</text:p>
                <text:list>
                  <text:list-item>
                    <text:p/>
                  </text:list-item>
                  <text:list-item>
                    <text:p>SVM</text:p>
                  </text:list-item>
                </text:list>
                <draw:g>
                  <svg:desc>full_half_co.D1:full_half_co.D2</svg:desc>
                </draw:g>
              </table:table-cell>
              <table:table-cell office:value-type="string">
                <text:p>LR</text:p>
                <text:list>
                  <text:list-item>
                    <text:p/>
                  </text:list-item>
                  <text:list-item>
                    <text:p>LR</text:p>
                  </text:list-item>
                </text:list>
                <draw:g>
                  <svg:desc>full_half_co.E1:full_half_co.E2</svg:desc>
                </draw:g>
              </table:table-cell>
              <table:table-cell office:value-type="string">
                <text:p>RF</text:p>
                <text:list>
                  <text:list-item>
                    <text:p/>
                  </text:list-item>
                  <text:list-item>
                    <text:p>RF</text:p>
                  </text:list-item>
                </text:list>
                <draw:g>
                  <svg:desc>full_half_co.F1:full_half_co.F2</svg:desc>
                </draw:g>
              </table:table-cell>
              <table:table-cell office:value-type="string">
                <text:p>NN</text:p>
                <text:list>
                  <text:list-item>
                    <text:p/>
                  </text:list-item>
                  <text:list-item>
                    <text:p>NN</text:p>
                  </text:list-item>
                </text:list>
                <draw:g>
                  <svg:desc>full_half_co.G1:full_half_co.G2</svg:desc>
                </draw:g>
              </table:table-cell>
              <table:table-cell office:value-type="string">
                <text:p>Threshold = 4 Baseline</text:p>
                <text:list>
                  <text:list-item>
                    <text:p>Threshold = 4</text:p>
                  </text:list-item>
                  <text:list-item>
                    <text:p>Baseline</text:p>
                  </text:list-item>
                </text:list>
                <draw:g>
                  <svg:desc>full_half_co.H1:full_half_co.H2</svg:desc>
                </draw:g>
              </table:table-cell>
              <table:table-cell office:value-type="string">
                <text:p>SVM</text:p>
                <text:list>
                  <text:list-item>
                    <text:p/>
                  </text:list-item>
                  <text:list-item>
                    <text:p>SVM</text:p>
                  </text:list-item>
                </text:list>
                <draw:g>
                  <svg:desc>full_half_co.I1:full_half_co.I2</svg:desc>
                </draw:g>
              </table:table-cell>
              <table:table-cell office:value-type="string">
                <text:p>LR</text:p>
                <text:list>
                  <text:list-item>
                    <text:p/>
                  </text:list-item>
                  <text:list-item>
                    <text:p>LR</text:p>
                  </text:list-item>
                </text:list>
                <draw:g>
                  <svg:desc>full_half_co.J1:full_half_co.J2</svg:desc>
                </draw:g>
              </table:table-cell>
              <table:table-cell office:value-type="string">
                <text:p>RF</text:p>
                <text:list>
                  <text:list-item>
                    <text:p/>
                  </text:list-item>
                  <text:list-item>
                    <text:p>RF</text:p>
                  </text:list-item>
                </text:list>
                <draw:g>
                  <svg:desc>full_half_co.K1:full_half_co.K2</svg:desc>
                </draw:g>
              </table:table-cell>
              <table:table-cell office:value-type="string">
                <text:p>NN</text:p>
                <text:list>
                  <text:list-item>
                    <text:p/>
                  </text:list-item>
                  <text:list-item>
                    <text:p>NN</text:p>
                  </text:list-item>
                </text:list>
                <draw:g>
                  <svg:desc>full_half_co.L1:full_half_co.L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ccuracy Eye</text:p>
                <draw:g>
                  <svg:desc>full_half_co.B3:full_half_co.B5</svg:desc>
                </draw:g>
              </table:table-cell>
              <table:table-cell office:value-type="float" office:value="0.39033">
                <text:p>0.39033</text:p>
                <draw:g>
                  <svg:desc>full_half_co.C3:full_half_co.C5</svg:desc>
                </draw:g>
              </table:table-cell>
              <table:table-cell office:value-type="float" office:value="0.402">
                <text:p>0.402</text:p>
                <draw:g>
                  <svg:desc>full_half_co.D3:full_half_co.D5</svg:desc>
                </draw:g>
              </table:table-cell>
              <table:table-cell office:value-type="float" office:value="0.39048">
                <text:p>0.39048</text:p>
                <draw:g>
                  <svg:desc>full_half_co.E3:full_half_co.E5</svg:desc>
                </draw:g>
              </table:table-cell>
              <table:table-cell office:value-type="float" office:value="0.39207">
                <text:p>0.39207</text:p>
                <draw:g>
                  <svg:desc>full_half_co.F3:full_half_co.F5</svg:desc>
                </draw:g>
              </table:table-cell>
              <table:table-cell office:value-type="float" office:value="0.39048">
                <text:p>0.39048</text:p>
                <draw:g>
                  <svg:desc>full_half_co.G3:full_half_co.G5</svg:desc>
                </draw:g>
              </table:table-cell>
              <table:table-cell office:value-type="float" office:value="0.57249">
                <text:p>0.57249</text:p>
                <draw:g>
                  <svg:desc>full_half_co.H3:full_half_co.H5</svg:desc>
                </draw:g>
              </table:table-cell>
              <table:table-cell office:value-type="float" office:value="0.57274">
                <text:p>0.57274</text:p>
                <draw:g>
                  <svg:desc>full_half_co.I3:full_half_co.I5</svg:desc>
                </draw:g>
              </table:table-cell>
              <table:table-cell office:value-type="float" office:value="0.57274">
                <text:p>0.57274</text:p>
                <draw:g>
                  <svg:desc>full_half_co.J3:full_half_co.J5</svg:desc>
                </draw:g>
              </table:table-cell>
              <table:table-cell office:value-type="float" office:value="0.57237">
                <text:p>0.57237</text:p>
                <draw:g>
                  <svg:desc>full_half_co.K3:full_half_co.K5</svg:desc>
                </draw:g>
              </table:table-cell>
              <table:table-cell office:value-type="float" office:value="0.57274">
                <text:p>0.57274</text:p>
                <draw:g>
                  <svg:desc>full_half_co.L3:full_half_co.L5</svg:desc>
                </draw:g>
              </table:table-cell>
            </table:table-row>
            <table:table-row>
              <table:table-cell office:value-type="string">
                <text:p>Accuracy Log</text:p>
              </table:table-cell>
              <table:table-cell office:value-type="float" office:value="0.39033">
                <text:p>0.39033</text:p>
              </table:table-cell>
              <table:table-cell office:value-type="float" office:value="0.43521">
                <text:p>0.43521</text:p>
              </table:table-cell>
              <table:table-cell office:value-type="float" office:value="0.39048">
                <text:p>0.39048</text:p>
              </table:table-cell>
              <table:table-cell office:value-type="float" office:value="0.61606">
                <text:p>0.61606</text:p>
              </table:table-cell>
              <table:table-cell office:value-type="float" office:value="0.39048">
                <text:p>0.39048</text:p>
              </table:table-cell>
              <table:table-cell office:value-type="float" office:value="0.57249">
                <text:p>0.57249</text:p>
              </table:table-cell>
              <table:table-cell office:value-type="float" office:value="0.57274">
                <text:p>0.57274</text:p>
              </table:table-cell>
              <table:table-cell office:value-type="float" office:value="0.57274">
                <text:p>0.57274</text:p>
              </table:table-cell>
              <table:table-cell office:value-type="float" office:value="0.6485">
                <text:p>0.6485</text:p>
              </table:table-cell>
              <table:table-cell office:value-type="float" office:value="0.57274">
                <text:p>0.57274</text:p>
              </table:table-cell>
            </table:table-row>
            <table:table-row>
              <table:table-cell office:value-type="string">
                <text:p>Accuracy Both</text:p>
              </table:table-cell>
              <table:table-cell office:value-type="float" office:value="0.39033">
                <text:p>0.39033</text:p>
              </table:table-cell>
              <table:table-cell office:value-type="float" office:value="0.402">
                <text:p>0.402</text:p>
              </table:table-cell>
              <table:table-cell office:value-type="float" office:value="0.39048">
                <text:p>0.39048</text:p>
              </table:table-cell>
              <table:table-cell office:value-type="float" office:value="0.39984">
                <text:p>0.39984</text:p>
              </table:table-cell>
              <table:table-cell office:value-type="float" office:value="0.39048">
                <text:p>0.39048</text:p>
              </table:table-cell>
              <table:table-cell office:value-type="float" office:value="0.57249">
                <text:p>0.57249</text:p>
              </table:table-cell>
              <table:table-cell office:value-type="float" office:value="0.57274">
                <text:p>0.57274</text:p>
              </table:table-cell>
              <table:table-cell office:value-type="float" office:value="0.57274">
                <text:p>0.57274</text:p>
              </table:table-cell>
              <table:table-cell office:value-type="float" office:value="0.56977">
                <text:p>0.56977</text:p>
              </table:table-cell>
              <table:table-cell office:value-type="float" office:value="0.57274">
                <text:p>0.5727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2.2$Linux_X86_64 LibreOffice_project/00$Build-2</meta:generator>
  </office:meta>
</office:document-meta>
</file>

<file path=Object 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20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8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5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5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314004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aecf00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4b1f6f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ff950e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36.576cm" svg:height="20.4cm" xlink:href="." xlink:type="simple" chart:class="chart:bar" chart:style-name="ch1">
        <chart:title svg:x="11.017cm" svg:y="0.543cm" chart:style-name="ch2">
          <text:p>Accuracies for Curiosity, full eye and half log</text:p>
        </chart:title>
        <chart:legend chart:legend-position="end" svg:x="28.997cm" svg:y="5.926cm" style:legend-expansion="high" chart:style-name="ch3"/>
        <chart:plot-area chart:style-name="ch4" chart:data-source-has-labels="both" svg:x="0.731cm" svg:y="2.17cm" svg:width="27.535cm" svg:height="17.822cm">
          <chart:coordinate-region svg:x="1.723cm" svg:y="2.462cm" svg:width="26.543cm" svg:height="16.698cm"/>
          <chart:axis chart:dimension="x" chart:name="primary-x" chart:style-name="ch5" chartooo:axis-type="auto">
            <chartooo:date-scale/>
            <chart:categories table:cell-range-address="local-table.$A$2:.$A$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4" chart:label-cell-address="local-table.$B$1" chart:class="chart:bar">
            <chart:data-point chart:repeated="3"/>
          </chart:series>
          <chart:series chart:style-name="ch9" chart:values-cell-range-address="local-table.$C$2:.$C$4" chart:label-cell-address="local-table.$C$1" chart:class="chart:bar">
            <chart:data-point chart:repeated="3"/>
          </chart:series>
          <chart:series chart:style-name="ch10" chart:values-cell-range-address="local-table.$D$2:.$D$4" chart:label-cell-address="local-table.$D$1" chart:class="chart:bar">
            <chart:data-point chart:repeated="3"/>
          </chart:series>
          <chart:series chart:style-name="ch11" chart:values-cell-range-address="local-table.$E$2:.$E$4" chart:label-cell-address="local-table.$E$1" chart:class="chart:bar">
            <chart:data-point chart:repeated="3"/>
          </chart:series>
          <chart:series chart:style-name="ch12" chart:values-cell-range-address="local-table.$F$2:.$F$4" chart:label-cell-address="local-table.$F$1" chart:class="chart:bar">
            <chart:data-point chart:repeated="3"/>
          </chart:series>
          <chart:series chart:style-name="ch13" chart:values-cell-range-address="local-table.$G$2:.$G$4" chart:label-cell-address="local-table.$G$1" chart:class="chart:bar">
            <chart:data-point chart:repeated="3"/>
          </chart:series>
          <chart:series chart:style-name="ch14" chart:values-cell-range-address="local-table.$H$2:.$H$4" chart:label-cell-address="local-table.$H$1" chart:class="chart:bar">
            <chart:data-point chart:repeated="3"/>
          </chart:series>
          <chart:series chart:style-name="ch15" chart:values-cell-range-address="local-table.$I$2:.$I$4" chart:label-cell-address="local-table.$I$1" chart:class="chart:bar">
            <chart:data-point chart:repeated="3"/>
          </chart:series>
          <chart:series chart:style-name="ch16" chart:values-cell-range-address="local-table.$J$2:.$J$4" chart:label-cell-address="local-table.$J$1" chart:class="chart:bar">
            <chart:data-point chart:repeated="3"/>
          </chart:series>
          <chart:series chart:style-name="ch17" chart:values-cell-range-address="local-table.$K$2:.$K$4" chart:label-cell-address="local-table.$K$1" chart:class="chart:bar">
            <chart:data-point chart:repeated="3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hreshold = 3 Baseline</text:p>
                <text:list>
                  <text:list-item>
                    <text:p>Threshold = 3</text:p>
                  </text:list-item>
                  <text:list-item>
                    <text:p>Baseline</text:p>
                  </text:list-item>
                </text:list>
              </table:table-cell>
              <table:table-cell office:value-type="string">
                <text:p>SVM</text:p>
                <text:list>
                  <text:list-item>
                    <text:p/>
                  </text:list-item>
                  <text:list-item>
                    <text:p>SVM</text:p>
                  </text:list-item>
                </text:list>
              </table:table-cell>
              <table:table-cell office:value-type="string">
                <text:p>LR</text:p>
                <text:list>
                  <text:list-item>
                    <text:p/>
                  </text:list-item>
                  <text:list-item>
                    <text:p>LR</text:p>
                  </text:list-item>
                </text:list>
              </table:table-cell>
              <table:table-cell office:value-type="string">
                <text:p>RF</text:p>
                <text:list>
                  <text:list-item>
                    <text:p/>
                  </text:list-item>
                  <text:list-item>
                    <text:p>RF</text:p>
                  </text:list-item>
                </text:list>
              </table:table-cell>
              <table:table-cell office:value-type="string">
                <text:p>NN</text:p>
                <text:list>
                  <text:list-item>
                    <text:p/>
                  </text:list-item>
                  <text:list-item>
                    <text:p>NN</text:p>
                  </text:list-item>
                </text:list>
              </table:table-cell>
              <table:table-cell office:value-type="string">
                <text:p>Threshold = 4 Baseline</text:p>
                <text:list>
                  <text:list-item>
                    <text:p>Threshold = 4</text:p>
                  </text:list-item>
                  <text:list-item>
                    <text:p>Baseline</text:p>
                  </text:list-item>
                </text:list>
              </table:table-cell>
              <table:table-cell office:value-type="string">
                <text:p>SVM</text:p>
                <text:list>
                  <text:list-item>
                    <text:p/>
                  </text:list-item>
                  <text:list-item>
                    <text:p>SVM</text:p>
                  </text:list-item>
                </text:list>
              </table:table-cell>
              <table:table-cell office:value-type="string">
                <text:p>LR</text:p>
                <text:list>
                  <text:list-item>
                    <text:p/>
                  </text:list-item>
                  <text:list-item>
                    <text:p>LR</text:p>
                  </text:list-item>
                </text:list>
              </table:table-cell>
              <table:table-cell office:value-type="string">
                <text:p>RF</text:p>
                <text:list>
                  <text:list-item>
                    <text:p/>
                  </text:list-item>
                  <text:list-item>
                    <text:p>RF</text:p>
                  </text:list-item>
                </text:list>
              </table:table-cell>
              <table:table-cell office:value-type="string">
                <text:p>NN</text:p>
                <text:list>
                  <text:list-item>
                    <text:p/>
                  </text:list-item>
                  <text:list-item>
                    <text:p>NN</text:p>
                  </text:list-item>
                </text:list>
              </table:table-cell>
            </table:table-row>
          </table:table-header-rows>
          <table:table-rows>
            <table:table-row>
              <table:table-cell office:value-type="string">
                <text:p>Accuracy Eye</text:p>
              </table:table-cell>
              <table:table-cell office:value-type="float" office:value="0.62081">
                <text:p>0.62081</text:p>
              </table:table-cell>
              <table:table-cell office:value-type="float" office:value="0.62087">
                <text:p>0.62087</text:p>
              </table:table-cell>
              <table:table-cell office:value-type="float" office:value="0.62087">
                <text:p>0.62087</text:p>
              </table:table-cell>
              <table:table-cell office:value-type="float" office:value="0.62237">
                <text:p>0.62237</text:p>
              </table:table-cell>
              <table:table-cell office:value-type="float" office:value="0.6045">
                <text:p>0.6045</text:p>
              </table:table-cell>
              <table:table-cell office:value-type="float" office:value="0.64684">
                <text:p>0.64684</text:p>
              </table:table-cell>
              <table:table-cell office:value-type="float" office:value="0.64721">
                <text:p>0.64721</text:p>
              </table:table-cell>
              <table:table-cell office:value-type="float" office:value="0.64683">
                <text:p>0.64683</text:p>
              </table:table-cell>
              <table:table-cell office:value-type="float" office:value="0.64239">
                <text:p>0.64239</text:p>
              </table:table-cell>
              <table:table-cell office:value-type="float" office:value="0.63485">
                <text:p>0.63485</text:p>
              </table:table-cell>
            </table:table-row>
            <table:table-row>
              <table:table-cell office:value-type="string">
                <text:p>Accuracy Log</text:p>
              </table:table-cell>
              <table:table-cell office:value-type="float" office:value="0.62081">
                <text:p>0.62081</text:p>
              </table:table-cell>
              <table:table-cell office:value-type="float" office:value="0.62087">
                <text:p>0.62087</text:p>
              </table:table-cell>
              <table:table-cell office:value-type="float" office:value="0.62087">
                <text:p>0.62087</text:p>
              </table:table-cell>
              <table:table-cell office:value-type="float" office:value="0.7153">
                <text:p>0.7153</text:p>
              </table:table-cell>
              <table:table-cell office:value-type="float" office:value="0.62087">
                <text:p>0.62087</text:p>
              </table:table-cell>
              <table:table-cell office:value-type="float" office:value="0.64684">
                <text:p>0.64684</text:p>
              </table:table-cell>
              <table:table-cell office:value-type="float" office:value="0.64721">
                <text:p>0.64721</text:p>
              </table:table-cell>
              <table:table-cell office:value-type="float" office:value="0.64683">
                <text:p>0.64683</text:p>
              </table:table-cell>
              <table:table-cell office:value-type="float" office:value="0.78599">
                <text:p>0.78599</text:p>
              </table:table-cell>
              <table:table-cell office:value-type="float" office:value="0.64683">
                <text:p>0.64683</text:p>
              </table:table-cell>
            </table:table-row>
            <table:table-row>
              <table:table-cell office:value-type="string">
                <text:p>Accuracy Both</text:p>
              </table:table-cell>
              <table:table-cell office:value-type="float" office:value="0.62081">
                <text:p>0.62081</text:p>
              </table:table-cell>
              <table:table-cell office:value-type="float" office:value="0.62087">
                <text:p>0.62087</text:p>
              </table:table-cell>
              <table:table-cell office:value-type="float" office:value="0.62087">
                <text:p>0.62087</text:p>
              </table:table-cell>
              <table:table-cell office:value-type="float" office:value="0.6194">
                <text:p>0.6194</text:p>
              </table:table-cell>
              <table:table-cell office:value-type="float" office:value="0.60674">
                <text:p>0.60674</text:p>
              </table:table-cell>
              <table:table-cell office:value-type="float" office:value="0.64684">
                <text:p>0.64684</text:p>
              </table:table-cell>
              <table:table-cell office:value-type="float" office:value="0.64683">
                <text:p>0.64683</text:p>
              </table:table-cell>
              <table:table-cell office:value-type="float" office:value="0.64683">
                <text:p>0.64683</text:p>
              </table:table-cell>
              <table:table-cell office:value-type="float" office:value="0.64499">
                <text:p>0.64499</text:p>
              </table:table-cell>
              <table:table-cell office:value-type="float" office:value="0.63637">
                <text:p>0.63637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2.2$Linux_X86_64 LibreOffice_project/00$Build-2</meta:generator>
  </office:meta>
</office:document-meta>
</file>

<file path=Object 6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20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8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5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5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314004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aecf00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4b1f6f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stroke="none" draw:fill-color="#ff950e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36.081cm" svg:height="21.064cm" xlink:href=".." xlink:type="simple" chart:class="chart:bar" chart:style-name="ch1">
        <chart:title svg:x="8.771cm" svg:y="0.556cm" chart:style-name="ch2">
          <text:p>Accuracies for Frustration x Anxiety, Full eye and Full log</text:p>
        </chart:title>
        <chart:legend chart:legend-position="end" svg:x="28.502cm" svg:y="6.258cm" style:legend-expansion="high" chart:style-name="ch3"/>
        <chart:plot-area chart:style-name="ch4" table:cell-range-address="full_full_co_2.B1:full_full_co_2.L5" chart:data-source-has-labels="both" svg:x="0.721cm" svg:y="2.196cm" svg:width="27.06cm" svg:height="18.447cm">
          <chart:coordinate-region svg:x="1.713cm" svg:y="2.488cm" svg:width="26.068cm" svg:height="17.323cm"/>
          <chart:axis chart:dimension="x" chart:name="primary-x" chart:style-name="ch5" chartooo:axis-type="auto">
            <chartooo:date-scale/>
            <chart:categories table:cell-range-address="full_full_co_2.B3:full_full_co_2.B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full_full_co_2.C3:full_full_co_2.C5" chart:label-cell-address="full_full_co_2.C1:full_full_co_2.C2" chart:class="chart:bar">
            <chart:data-point/>
            <chart:data-point chart:style-name="ch9"/>
            <chart:data-point/>
          </chart:series>
          <chart:series chart:style-name="ch10" chart:values-cell-range-address="full_full_co_2.D3:full_full_co_2.D5" chart:label-cell-address="full_full_co_2.D1:full_full_co_2.D2" chart:class="chart:bar">
            <chart:data-point chart:repeated="3"/>
          </chart:series>
          <chart:series chart:style-name="ch11" chart:values-cell-range-address="full_full_co_2.E3:full_full_co_2.E5" chart:label-cell-address="full_full_co_2.E1:full_full_co_2.E2" chart:class="chart:bar">
            <chart:data-point chart:repeated="3"/>
          </chart:series>
          <chart:series chart:style-name="ch12" chart:values-cell-range-address="full_full_co_2.F3:full_full_co_2.F5" chart:label-cell-address="full_full_co_2.F1:full_full_co_2.F2" chart:class="chart:bar">
            <chart:data-point chart:repeated="3"/>
          </chart:series>
          <chart:series chart:style-name="ch13" chart:values-cell-range-address="full_full_co_2.G3:full_full_co_2.G5" chart:label-cell-address="full_full_co_2.G1:full_full_co_2.G2" chart:class="chart:bar">
            <chart:data-point chart:repeated="3"/>
          </chart:series>
          <chart:series chart:style-name="ch14" chart:values-cell-range-address="full_full_co_2.H3:full_full_co_2.H5" chart:label-cell-address="full_full_co_2.H1:full_full_co_2.H2" chart:class="chart:bar">
            <chart:data-point chart:repeated="3"/>
          </chart:series>
          <chart:series chart:style-name="ch15" chart:values-cell-range-address="full_full_co_2.I3:full_full_co_2.I5" chart:label-cell-address="full_full_co_2.I1:full_full_co_2.I2" chart:class="chart:bar">
            <chart:data-point chart:repeated="3"/>
          </chart:series>
          <chart:series chart:style-name="ch16" chart:values-cell-range-address="full_full_co_2.J3:full_full_co_2.J5" chart:label-cell-address="full_full_co_2.J1:full_full_co_2.J2" chart:class="chart:bar">
            <chart:data-point chart:repeated="3"/>
          </chart:series>
          <chart:series chart:style-name="ch17" chart:values-cell-range-address="full_full_co_2.K3:full_full_co_2.K5" chart:label-cell-address="full_full_co_2.K1:full_full_co_2.K2" chart:class="chart:bar">
            <chart:data-point chart:repeated="3"/>
          </chart:series>
          <chart:series chart:style-name="ch18" chart:values-cell-range-address="full_full_co_2.L3:full_full_co_2.L5" chart:label-cell-address="full_full_co_2.L1:full_full_co_2.L2" chart:class="chart:bar">
            <chart:data-point chart:repeated="3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hreshold = 3 Baseline</text:p>
                <text:list>
                  <text:list-item>
                    <text:p>Threshold = 3</text:p>
                  </text:list-item>
                  <text:list-item>
                    <text:p>Baseline</text:p>
                  </text:list-item>
                </text:list>
                <draw:g>
                  <svg:desc>full_full_co_2.C1:full_full_co_2.C2</svg:desc>
                </draw:g>
              </table:table-cell>
              <table:table-cell office:value-type="string">
                <text:p>SVM</text:p>
                <text:list>
                  <text:list-item>
                    <text:p/>
                  </text:list-item>
                  <text:list-item>
                    <text:p>SVM</text:p>
                  </text:list-item>
                </text:list>
                <draw:g>
                  <svg:desc>full_full_co_2.D1:full_full_co_2.D2</svg:desc>
                </draw:g>
              </table:table-cell>
              <table:table-cell office:value-type="string">
                <text:p>LR</text:p>
                <text:list>
                  <text:list-item>
                    <text:p/>
                  </text:list-item>
                  <text:list-item>
                    <text:p>LR</text:p>
                  </text:list-item>
                </text:list>
                <draw:g>
                  <svg:desc>full_full_co_2.E1:full_full_co_2.E2</svg:desc>
                </draw:g>
              </table:table-cell>
              <table:table-cell office:value-type="string">
                <text:p>RF</text:p>
                <text:list>
                  <text:list-item>
                    <text:p/>
                  </text:list-item>
                  <text:list-item>
                    <text:p>RF</text:p>
                  </text:list-item>
                </text:list>
                <draw:g>
                  <svg:desc>full_full_co_2.F1:full_full_co_2.F2</svg:desc>
                </draw:g>
              </table:table-cell>
              <table:table-cell office:value-type="string">
                <text:p>NN</text:p>
                <text:list>
                  <text:list-item>
                    <text:p/>
                  </text:list-item>
                  <text:list-item>
                    <text:p>NN</text:p>
                  </text:list-item>
                </text:list>
                <draw:g>
                  <svg:desc>full_full_co_2.G1:full_full_co_2.G2</svg:desc>
                </draw:g>
              </table:table-cell>
              <table:table-cell office:value-type="string">
                <text:p>Threshold = 4 Baseline</text:p>
                <text:list>
                  <text:list-item>
                    <text:p>Threshold = 4</text:p>
                  </text:list-item>
                  <text:list-item>
                    <text:p>Baseline</text:p>
                  </text:list-item>
                </text:list>
                <draw:g>
                  <svg:desc>full_full_co_2.H1:full_full_co_2.H2</svg:desc>
                </draw:g>
              </table:table-cell>
              <table:table-cell office:value-type="string">
                <text:p>SVM</text:p>
                <text:list>
                  <text:list-item>
                    <text:p/>
                  </text:list-item>
                  <text:list-item>
                    <text:p>SVM</text:p>
                  </text:list-item>
                </text:list>
                <draw:g>
                  <svg:desc>full_full_co_2.I1:full_full_co_2.I2</svg:desc>
                </draw:g>
              </table:table-cell>
              <table:table-cell office:value-type="string">
                <text:p>LR</text:p>
                <text:list>
                  <text:list-item>
                    <text:p/>
                  </text:list-item>
                  <text:list-item>
                    <text:p>LR</text:p>
                  </text:list-item>
                </text:list>
                <draw:g>
                  <svg:desc>full_full_co_2.J1:full_full_co_2.J2</svg:desc>
                </draw:g>
              </table:table-cell>
              <table:table-cell office:value-type="string">
                <text:p>RF</text:p>
                <text:list>
                  <text:list-item>
                    <text:p/>
                  </text:list-item>
                  <text:list-item>
                    <text:p>RF</text:p>
                  </text:list-item>
                </text:list>
                <draw:g>
                  <svg:desc>full_full_co_2.K1:full_full_co_2.K2</svg:desc>
                </draw:g>
              </table:table-cell>
              <table:table-cell office:value-type="string">
                <text:p>NN</text:p>
                <text:list>
                  <text:list-item>
                    <text:p/>
                  </text:list-item>
                  <text:list-item>
                    <text:p>NN</text:p>
                  </text:list-item>
                </text:list>
                <draw:g>
                  <svg:desc>full_full_co_2.L1:full_full_co_2.L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ccuracy Eye</text:p>
                <draw:g>
                  <svg:desc>full_full_co_2.B3:full_full_co_2.B5</svg:desc>
                </draw:g>
              </table:table-cell>
              <table:table-cell office:value-type="float" office:value="0.446096654275093">
                <text:p>0.446096654275093</text:p>
                <draw:g>
                  <svg:desc>full_full_co_2.C3:full_full_co_2.C5</svg:desc>
                </draw:g>
              </table:table-cell>
              <table:table-cell office:value-type="float" office:value="0.448418003565062">
                <text:p>0.448418003565062</text:p>
                <draw:g>
                  <svg:desc>full_full_co_2.D3:full_full_co_2.D5</svg:desc>
                </draw:g>
              </table:table-cell>
              <table:table-cell office:value-type="float" office:value="0.446189839572193">
                <text:p>0.446189839572193</text:p>
                <draw:g>
                  <svg:desc>full_full_co_2.E3:full_full_co_2.E5</svg:desc>
                </draw:g>
              </table:table-cell>
              <table:table-cell office:value-type="float" office:value="0.444307040998218">
                <text:p>0.444307040998218</text:p>
                <draw:g>
                  <svg:desc>full_full_co_2.F3:full_full_co_2.F5</svg:desc>
                </draw:g>
              </table:table-cell>
              <table:table-cell office:value-type="float" office:value="0.446189839572193">
                <text:p>0.446189839572193</text:p>
                <draw:g>
                  <svg:desc>full_full_co_2.G3:full_full_co_2.G5</svg:desc>
                </draw:g>
              </table:table-cell>
              <table:table-cell office:value-type="float" office:value="0.639405204460967">
                <text:p>0.639405204460967</text:p>
                <draw:g>
                  <svg:desc>full_full_co_2.H3:full_full_co_2.H5</svg:desc>
                </draw:g>
              </table:table-cell>
              <table:table-cell office:value-type="float" office:value="0.643326648841355">
                <text:p>0.643326648841355</text:p>
                <draw:g>
                  <svg:desc>full_full_co_2.I3:full_full_co_2.I5</svg:desc>
                </draw:g>
              </table:table-cell>
              <table:table-cell office:value-type="float" office:value="0.639594474153298">
                <text:p>0.639594474153298</text:p>
                <draw:g>
                  <svg:desc>full_full_co_2.J3:full_full_co_2.J5</svg:desc>
                </draw:g>
              </table:table-cell>
              <table:table-cell office:value-type="float" office:value="0.638502673796791">
                <text:p>0.638502673796791</text:p>
                <draw:g>
                  <svg:desc>full_full_co_2.K3:full_full_co_2.K5</svg:desc>
                </draw:g>
              </table:table-cell>
              <table:table-cell office:value-type="float" office:value="0.639594474153298">
                <text:p>0.639594474153298</text:p>
                <draw:g>
                  <svg:desc>full_full_co_2.L3:full_full_co_2.L5</svg:desc>
                </draw:g>
              </table:table-cell>
            </table:table-row>
            <table:table-row>
              <table:table-cell office:value-type="string">
                <text:p>Accuracy Log</text:p>
              </table:table-cell>
              <table:table-cell office:value-type="float" office:value="0.446096654275093">
                <text:p>0.446096654275093</text:p>
              </table:table-cell>
              <table:table-cell office:value-type="float" office:value="0.467101158645276">
                <text:p>0.467101158645276</text:p>
              </table:table-cell>
              <table:table-cell office:value-type="float" office:value="0.446189839572193">
                <text:p>0.446189839572193</text:p>
              </table:table-cell>
              <table:table-cell office:value-type="float" office:value="0.654389483065954">
                <text:p>0.654389483065954</text:p>
              </table:table-cell>
              <table:table-cell office:value-type="float" office:value="0.446189839572193">
                <text:p>0.446189839572193</text:p>
              </table:table-cell>
              <table:table-cell office:value-type="float" office:value="0.639405204460967">
                <text:p>0.639405204460967</text:p>
              </table:table-cell>
              <table:table-cell office:value-type="float" office:value="0.639594474153298">
                <text:p>0.639594474153298</text:p>
              </table:table-cell>
              <table:table-cell office:value-type="float" office:value="0.639594474153298">
                <text:p>0.639594474153298</text:p>
              </table:table-cell>
              <table:table-cell office:value-type="float" office:value="0.700958110516934">
                <text:p>0.700958110516934</text:p>
              </table:table-cell>
              <table:table-cell office:value-type="float" office:value="0.639594474153298">
                <text:p>0.639594474153298</text:p>
              </table:table-cell>
            </table:table-row>
            <table:table-row>
              <table:table-cell office:value-type="string">
                <text:p>Accuracy Both</text:p>
              </table:table-cell>
              <table:table-cell office:value-type="float" office:value="0.446096654275093">
                <text:p>0.446096654275093</text:p>
              </table:table-cell>
              <table:table-cell office:value-type="float" office:value="0.448418003565062">
                <text:p>0.448418003565062</text:p>
              </table:table-cell>
              <table:table-cell office:value-type="float" office:value="0.446189839572193">
                <text:p>0.446189839572193</text:p>
              </table:table-cell>
              <table:table-cell office:value-type="float" office:value="0.448763368983957">
                <text:p>0.448763368983957</text:p>
              </table:table-cell>
              <table:table-cell office:value-type="float" office:value="0.446189839572193">
                <text:p>0.446189839572193</text:p>
              </table:table-cell>
              <table:table-cell office:value-type="float" office:value="0.639405204460967">
                <text:p>0.639405204460967</text:p>
              </table:table-cell>
              <table:table-cell office:value-type="float" office:value="0.643326648841355">
                <text:p>0.643326648841355</text:p>
              </table:table-cell>
              <table:table-cell office:value-type="float" office:value="0.639594474153298">
                <text:p>0.639594474153298</text:p>
              </table:table-cell>
              <table:table-cell office:value-type="float" office:value="0.639594474153298">
                <text:p>0.639594474153298</text:p>
              </table:table-cell>
              <table:table-cell office:value-type="float" office:value="0.639594474153298">
                <text:p>0.639594474153298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2.2$Linux_X86_64 LibreOffice_project/00$Build-2</meta:generator>
  </office:meta>
</office:document-meta>
</file>

<file path=Object 7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8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20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8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5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5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314004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aecf00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4b1f6f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stroke="none" draw:fill-color="#ff950e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36.081cm" svg:height="21.064cm" xlink:href=".." xlink:type="simple" chart:class="chart:bar" chart:style-name="ch1">
        <chart:title svg:x="10.637cm" svg:y="0.556cm" chart:style-name="ch2">
          <text:p>Accuracies for Boredom, Full eye and Full log</text:p>
        </chart:title>
        <chart:legend chart:legend-position="end" svg:x="28.502cm" svg:y="6.258cm" style:legend-expansion="high" chart:style-name="ch3"/>
        <chart:plot-area chart:style-name="ch4" table:cell-range-address="full_full_single_2.B1:full_full_single_2.L5" chart:data-source-has-labels="both" svg:x="0.721cm" svg:y="2.196cm" svg:width="27.06cm" svg:height="18.447cm">
          <chart:coordinate-region svg:x="1.713cm" svg:y="2.488cm" svg:width="26.068cm" svg:height="17.323cm"/>
          <chart:axis chart:dimension="x" chart:name="primary-x" chart:style-name="ch5" chartooo:axis-type="auto">
            <chartooo:date-scale/>
            <chart:categories table:cell-range-address="full_full_single_2.B3:full_full_single_2.B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full_full_single_2.C3:full_full_single_2.C5" chart:label-cell-address="full_full_single_2.C1:full_full_single_2.C2" chart:class="chart:bar">
            <chart:data-point/>
            <chart:data-point chart:style-name="ch9"/>
            <chart:data-point/>
          </chart:series>
          <chart:series chart:style-name="ch10" chart:values-cell-range-address="full_full_single_2.D3:full_full_single_2.D5" chart:label-cell-address="full_full_single_2.D1:full_full_single_2.D2" chart:class="chart:bar">
            <chart:data-point chart:repeated="3"/>
          </chart:series>
          <chart:series chart:style-name="ch11" chart:values-cell-range-address="full_full_single_2.E3:full_full_single_2.E5" chart:label-cell-address="full_full_single_2.E1:full_full_single_2.E2" chart:class="chart:bar">
            <chart:data-point chart:repeated="3"/>
          </chart:series>
          <chart:series chart:style-name="ch12" chart:values-cell-range-address="full_full_single_2.F3:full_full_single_2.F5" chart:label-cell-address="full_full_single_2.F1:full_full_single_2.F2" chart:class="chart:bar">
            <chart:data-point chart:repeated="3"/>
          </chart:series>
          <chart:series chart:style-name="ch13" chart:values-cell-range-address="full_full_single_2.G3:full_full_single_2.G5" chart:label-cell-address="full_full_single_2.G1:full_full_single_2.G2" chart:class="chart:bar">
            <chart:data-point chart:repeated="3"/>
          </chart:series>
          <chart:series chart:style-name="ch14" chart:values-cell-range-address="full_full_single_2.H3:full_full_single_2.H5" chart:label-cell-address="full_full_single_2.H1:full_full_single_2.H2" chart:class="chart:bar">
            <chart:data-point chart:repeated="3"/>
          </chart:series>
          <chart:series chart:style-name="ch15" chart:values-cell-range-address="full_full_single_2.I3:full_full_single_2.I5" chart:label-cell-address="full_full_single_2.I1:full_full_single_2.I2" chart:class="chart:bar">
            <chart:data-point chart:repeated="3"/>
          </chart:series>
          <chart:series chart:style-name="ch16" chart:values-cell-range-address="full_full_single_2.J3:full_full_single_2.J5" chart:label-cell-address="full_full_single_2.J1:full_full_single_2.J2" chart:class="chart:bar">
            <chart:data-point chart:repeated="3"/>
          </chart:series>
          <chart:series chart:style-name="ch17" chart:values-cell-range-address="full_full_single_2.K3:full_full_single_2.K5" chart:label-cell-address="full_full_single_2.K1:full_full_single_2.K2" chart:class="chart:bar">
            <chart:data-point chart:repeated="3"/>
          </chart:series>
          <chart:series chart:style-name="ch18" chart:values-cell-range-address="full_full_single_2.L3:full_full_single_2.L5" chart:label-cell-address="full_full_single_2.L1:full_full_single_2.L2" chart:class="chart:bar">
            <chart:data-point chart:repeated="3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hreshold = 3 Baseline</text:p>
                <text:list>
                  <text:list-item>
                    <text:p>Threshold = 3</text:p>
                  </text:list-item>
                  <text:list-item>
                    <text:p>Baseline</text:p>
                  </text:list-item>
                </text:list>
                <draw:g>
                  <svg:desc>full_full_single_2.C1:full_full_single_2.C2</svg:desc>
                </draw:g>
              </table:table-cell>
              <table:table-cell office:value-type="string">
                <text:p>SVM</text:p>
                <text:list>
                  <text:list-item>
                    <text:p/>
                  </text:list-item>
                  <text:list-item>
                    <text:p>SVM</text:p>
                  </text:list-item>
                </text:list>
                <draw:g>
                  <svg:desc>full_full_single_2.D1:full_full_single_2.D2</svg:desc>
                </draw:g>
              </table:table-cell>
              <table:table-cell office:value-type="string">
                <text:p>LR</text:p>
                <text:list>
                  <text:list-item>
                    <text:p/>
                  </text:list-item>
                  <text:list-item>
                    <text:p>LR</text:p>
                  </text:list-item>
                </text:list>
                <draw:g>
                  <svg:desc>full_full_single_2.E1:full_full_single_2.E2</svg:desc>
                </draw:g>
              </table:table-cell>
              <table:table-cell office:value-type="string">
                <text:p>RF</text:p>
                <text:list>
                  <text:list-item>
                    <text:p/>
                  </text:list-item>
                  <text:list-item>
                    <text:p>RF</text:p>
                  </text:list-item>
                </text:list>
                <draw:g>
                  <svg:desc>full_full_single_2.F1:full_full_single_2.F2</svg:desc>
                </draw:g>
              </table:table-cell>
              <table:table-cell office:value-type="string">
                <text:p>NN</text:p>
                <text:list>
                  <text:list-item>
                    <text:p/>
                  </text:list-item>
                  <text:list-item>
                    <text:p>NN</text:p>
                  </text:list-item>
                </text:list>
                <draw:g>
                  <svg:desc>full_full_single_2.G1:full_full_single_2.G2</svg:desc>
                </draw:g>
              </table:table-cell>
              <table:table-cell office:value-type="string">
                <text:p>Threshold = 4 Baseline</text:p>
                <text:list>
                  <text:list-item>
                    <text:p>Threshold = 4</text:p>
                  </text:list-item>
                  <text:list-item>
                    <text:p>Baseline</text:p>
                  </text:list-item>
                </text:list>
                <draw:g>
                  <svg:desc>full_full_single_2.H1:full_full_single_2.H2</svg:desc>
                </draw:g>
              </table:table-cell>
              <table:table-cell office:value-type="string">
                <text:p>SVM</text:p>
                <text:list>
                  <text:list-item>
                    <text:p/>
                  </text:list-item>
                  <text:list-item>
                    <text:p>SVM</text:p>
                  </text:list-item>
                </text:list>
                <draw:g>
                  <svg:desc>full_full_single_2.I1:full_full_single_2.I2</svg:desc>
                </draw:g>
              </table:table-cell>
              <table:table-cell office:value-type="string">
                <text:p>LR</text:p>
                <text:list>
                  <text:list-item>
                    <text:p/>
                  </text:list-item>
                  <text:list-item>
                    <text:p>LR</text:p>
                  </text:list-item>
                </text:list>
                <draw:g>
                  <svg:desc>full_full_single_2.J1:full_full_single_2.J2</svg:desc>
                </draw:g>
              </table:table-cell>
              <table:table-cell office:value-type="string">
                <text:p>RF</text:p>
                <text:list>
                  <text:list-item>
                    <text:p/>
                  </text:list-item>
                  <text:list-item>
                    <text:p>RF</text:p>
                  </text:list-item>
                </text:list>
                <draw:g>
                  <svg:desc>full_full_single_2.K1:full_full_single_2.K2</svg:desc>
                </draw:g>
              </table:table-cell>
              <table:table-cell office:value-type="string">
                <text:p>NN</text:p>
                <text:list>
                  <text:list-item>
                    <text:p/>
                  </text:list-item>
                  <text:list-item>
                    <text:p>NN</text:p>
                  </text:list-item>
                </text:list>
                <draw:g>
                  <svg:desc>full_full_single_2.L1:full_full_single_2.L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ccuracy Eye</text:p>
                <draw:g>
                  <svg:desc>full_full_single_2.B3:full_full_single_2.B5</svg:desc>
                </draw:g>
              </table:table-cell>
              <table:table-cell office:value-type="float" office:value="0.527881040892193">
                <text:p>0.527881040892193</text:p>
                <draw:g>
                  <svg:desc>full_full_single_2.C3:full_full_single_2.C5</svg:desc>
                </draw:g>
              </table:table-cell>
              <table:table-cell office:value-type="float" office:value="0.550534759358289">
                <text:p>0.550534759358289</text:p>
                <draw:g>
                  <svg:desc>full_full_single_2.D3:full_full_single_2.D5</svg:desc>
                </draw:g>
              </table:table-cell>
              <table:table-cell office:value-type="float" office:value="0.527852049910873">
                <text:p>0.527852049910873</text:p>
                <draw:g>
                  <svg:desc>full_full_single_2.E3:full_full_single_2.E5</svg:desc>
                </draw:g>
              </table:table-cell>
              <table:table-cell office:value-type="float" office:value="0.542056595365419">
                <text:p>0.542056595365419</text:p>
                <draw:g>
                  <svg:desc>full_full_single_2.F3:full_full_single_2.F5</svg:desc>
                </draw:g>
              </table:table-cell>
              <table:table-cell office:value-type="float" office:value="0.535372103386809">
                <text:p>0.535372103386809</text:p>
                <draw:g>
                  <svg:desc>full_full_single_2.G3:full_full_single_2.G5</svg:desc>
                </draw:g>
              </table:table-cell>
              <table:table-cell office:value-type="float" office:value="0.702602230483271">
                <text:p>0.702602230483271</text:p>
                <draw:g>
                  <svg:desc>full_full_single_2.H3:full_full_single_2.H5</svg:desc>
                </draw:g>
              </table:table-cell>
              <table:table-cell office:value-type="float" office:value="0.702540106951872">
                <text:p>0.702540106951872</text:p>
                <draw:g>
                  <svg:desc>full_full_single_2.I3:full_full_single_2.I5</svg:desc>
                </draw:g>
              </table:table-cell>
              <table:table-cell office:value-type="float" office:value="0.702540106951872">
                <text:p>0.702540106951872</text:p>
                <draw:g>
                  <svg:desc>full_full_single_2.J3:full_full_single_2.J5</svg:desc>
                </draw:g>
              </table:table-cell>
              <table:table-cell office:value-type="float" office:value="0.699944295900178">
                <text:p>0.699944295900178</text:p>
                <draw:g>
                  <svg:desc>full_full_single_2.K3:full_full_single_2.K5</svg:desc>
                </draw:g>
              </table:table-cell>
              <table:table-cell office:value-type="float" office:value="0.702540106951872">
                <text:p>0.702540106951872</text:p>
                <draw:g>
                  <svg:desc>full_full_single_2.L3:full_full_single_2.L5</svg:desc>
                </draw:g>
              </table:table-cell>
            </table:table-row>
            <table:table-row>
              <table:table-cell office:value-type="string">
                <text:p>Accuracy Log</text:p>
              </table:table-cell>
              <table:table-cell office:value-type="float" office:value="0.527881040892193">
                <text:p>0.527881040892193</text:p>
              </table:table-cell>
              <table:table-cell office:value-type="float" office:value="0.595499108734403">
                <text:p>0.595499108734403</text:p>
              </table:table-cell>
              <table:table-cell office:value-type="float" office:value="0.527852049910873">
                <text:p>0.527852049910873</text:p>
              </table:table-cell>
              <table:table-cell office:value-type="float" office:value="0.766165329768271">
                <text:p>0.766165329768271</text:p>
              </table:table-cell>
              <table:table-cell office:value-type="float" office:value="0.592201426024956">
                <text:p>0.592201426024956</text:p>
              </table:table-cell>
              <table:table-cell office:value-type="float" office:value="0.702602230483271">
                <text:p>0.702602230483271</text:p>
              </table:table-cell>
              <table:table-cell office:value-type="float" office:value="0.702540106951872">
                <text:p>0.702540106951872</text:p>
              </table:table-cell>
              <table:table-cell office:value-type="float" office:value="0.702540106951872">
                <text:p>0.702540106951872</text:p>
              </table:table-cell>
              <table:table-cell office:value-type="float" office:value="0.805603832442068">
                <text:p>0.805603832442068</text:p>
              </table:table-cell>
              <table:table-cell office:value-type="float" office:value="0.702540106951872">
                <text:p>0.702540106951872</text:p>
              </table:table-cell>
            </table:table-row>
            <table:table-row>
              <table:table-cell office:value-type="string">
                <text:p>Accuracy Both</text:p>
              </table:table-cell>
              <table:table-cell office:value-type="float" office:value="0.527881040892193">
                <text:p>0.527881040892193</text:p>
              </table:table-cell>
              <table:table-cell office:value-type="float" office:value="0.550534759358289">
                <text:p>0.550534759358289</text:p>
              </table:table-cell>
              <table:table-cell office:value-type="float" office:value="0.527852049910873">
                <text:p>0.527852049910873</text:p>
              </table:table-cell>
              <table:table-cell office:value-type="float" office:value="0.555347593582888">
                <text:p>0.555347593582888</text:p>
              </table:table-cell>
              <table:table-cell office:value-type="float" office:value="0.538758912655972">
                <text:p>0.538758912655972</text:p>
              </table:table-cell>
              <table:table-cell office:value-type="float" office:value="0.702602230483271">
                <text:p>0.702602230483271</text:p>
              </table:table-cell>
              <table:table-cell office:value-type="float" office:value="0.702540106951872">
                <text:p>0.702540106951872</text:p>
              </table:table-cell>
              <table:table-cell office:value-type="float" office:value="0.702540106951872">
                <text:p>0.702540106951872</text:p>
              </table:table-cell>
              <table:table-cell office:value-type="float" office:value="0.701426024955437">
                <text:p>0.701426024955437</text:p>
              </table:table-cell>
              <table:table-cell office:value-type="float" office:value="0.702540106951872">
                <text:p>0.702540106951872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2.2$Linux_X86_64 LibreOffice_project/00$Build-2</meta:generator>
  </office:meta>
</office:document-meta>
</file>

<file path=Object 8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